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00000504E000014771E21D63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charset="x-symbol"/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3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1.38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0.554cm"/>
    </style:style>
    <style:style style:name="co9" style:family="table-column">
      <style:table-column-properties fo:break-before="auto" style:column-width="0.582cm"/>
    </style:style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2.245cm"/>
    </style:style>
    <style:style style:name="co13" style:family="table-column">
      <style:table-column-properties fo:break-before="auto" style:column-width="3.2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457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35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97cm" fo:break-before="auto" style:use-optimal-row-height="false"/>
    </style:style>
    <style:style style:name="ro14" style:family="table-row">
      <style:table-row-properties style:row-height="0.392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17" style:family="table-row">
      <style:table-row-properties style:row-height="0.926cm" fo:break-before="auto" style:use-optimal-row-height="false"/>
    </style:style>
    <style:style style:name="ta1" style:family="table" style:master-page-name="PageStyle_5f_BLANCO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88cm solid #0000ff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.40000009536743pt" fo:font-style="normal" fo:text-shadow="none" style:text-underline-style="none" fo:font-weight="normal" style:font-size-asian="6.40000009536743pt" style:font-style-asian="normal" style:font-weight-asian="normal" style:font-name-complex="Tahoma" style:font-size-complex="6.40000009536743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088cm solid #0000ff" fo:border-right="none" fo:border-top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1" style:family="table-cell" style:parent-style-name="Default">
      <style:table-cell-properties fo:border-bottom="0.035cm solid #000000" style:diagonal-bl-tr="none" style:diagonal-tl-br="none" fo:border-left="0.088cm solid #0000ff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44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6" style:family="table-cell" style:parent-style-name="Default"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.40000009536743pt" fo:font-style="normal" fo:text-shadow="none" style:text-underline-style="none" fo:font-weight="normal" style:font-size-asian="6.40000009536743pt" style:font-style-asian="normal" style:font-weight-asian="normal" style:font-name-complex="Tahoma" style:font-size-complex="6.4000000953674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5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3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67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68" style:family="table-cell" style:parent-style-name="Default">
      <style:table-cell-properties fo:border-bottom="0.035cm solid #000000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0" style:family="table-cell" style:parent-style-name="Default" style:data-style-name="N1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8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3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5.30000019073486pt" fo:font-style="normal" fo:text-shadow="none" style:text-underline-style="none" fo:font-weight="normal" style:font-size-asian="5.30000019073486pt" style:font-style-asian="normal" style:font-weight-asian="normal" style:font-name-complex="Tahoma" style:font-size-complex="5.3000001907348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5.30000019073486pt" fo:font-style="normal" fo:text-shadow="none" style:text-underline-style="none" fo:font-weight="normal" style:font-size-asian="5.30000019073486pt" style:font-style-asian="normal" style:font-weight-asian="normal" style:font-name-complex="Tahoma" style:font-size-complex="5.30000019073486pt" style:font-style-complex="normal" style:font-weight-complex="normal"/>
    </style:style>
    <style:style style:name="ce87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5.30000019073486pt" fo:font-style="normal" fo:text-shadow="none" style:text-underline-style="none" fo:font-weight="normal" style:font-size-asian="5.30000019073486pt" style:font-style-asian="normal" style:font-weight-asian="normal" style:font-name-complex="Tahoma" style:font-size-complex="5.30000019073486pt" style:font-style-complex="normal" style:font-weight-complex="normal"/>
    </style:style>
    <style:style style:name="ce88" style:family="table-cell" style:parent-style-name="Excel_5f_BuiltIn_5f_Comma" style:data-style-name="N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99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5f_BuiltIn_5f_Comma" style:data-style-name="N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1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0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tru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14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2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6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8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3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3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42" style:family="table-cell" style:parent-style-name="Default" style:data-style-name="N125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35cm solid #000000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46" style:family="table-cell" style:parent-style-name="Default">
      <style:table-cell-properties fo:border-bottom="0.088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0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2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3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5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6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58" style:family="table-cell" style:parent-style-name="Default">
      <style:table-cell-properties fo:border-bottom="non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6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6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67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70" style:family="table-cell" style:parent-style-name="Excel_5f_BuiltIn_5f_Comma" style:data-style-name="N15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71" style:family="table-cell" style:parent-style-name="Excel_5f_BuiltIn_5f_Comma" style:data-style-name="N15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72" style:family="table-cell" style:parent-style-name="Excel_5f_BuiltIn_5f_Comma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Excel_5f_BuiltIn_5f_Comma" style:data-style-name="N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3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84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85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7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10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11" style:family="table-cell" style:parent-style-name="Default" style:data-style-name="N36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Monotype Sort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9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order-bottom="0.088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2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3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5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6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2" style:family="table-cell" style:parent-style-name="Excel_5f_BuiltIn_5f_Comma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3" style:family="table-cell" style:parent-style-name="Excel_5f_BuiltIn_5f_Comma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5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46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48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49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0" style:family="table-cell" style:parent-style-name="Excel_5f_BuiltIn_5f_Comma" style:data-style-name="N111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1" style:family="table-cell" style:parent-style-name="Default" style:data-style-name="N11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2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5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66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4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1" style:family="table-cell" style:parent-style-name="Default">
      <style:table-cell-properties fo:border-bottom="0.035cm solid #000000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088cm solid #000000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3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style:cell-protect="protected" style:print-content="true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0.035cm solid #000000" style:diagonal-bl-tr="none" style:diagonal-tl-br="none" fo:border-left="none" fo:border-right="0.088cm solid #000000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fo:background-color="transparent" fo:border-left="none" fo:border-right="0.088cm solid #000000" fo:border-top="non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Excel_5f_BuiltIn_5f_Comma" style:data-style-name="N11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2" style:family="table-cell" style:parent-style-name="Default">
      <style:table-cell-properties fo:border-bottom="0.035cm solid #000000" style:diagonal-bl-tr="none" style:diagonal-tl-br="none" fo:background-color="transparent" fo:border-left="none" fo:border-right="0.088cm solid #000000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4" style:family="table-cell" style:parent-style-name="Default">
      <style:table-cell-properties fo:border-bottom="0.035cm solid #000000" style:diagonal-bl-tr="none" style:diagonal-tl-br="none" fo:background-color="transparent" fo:border-left="none" fo:border-right="0.088cm solid #000000" fo:border-top="0.035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ackground-color="transparent" fo:border-left="none" fo:border-right="0.088cm solid #000000" fo:border-top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12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4" style:family="table-cell" style:parent-style-name="Default">
      <style:text-properties fo:color="#0000ff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16" style:family="table-cell" style:parent-style-name="Default">
      <style:table-cell-properties style:cell-protect="protected" style:print-content="true" style:diagonal-bl-tr="none" style:diagonal-tl-br="none" fo:border="non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3" style:family="table-cell" style:parent-style-name="Default">
      <style:table-cell-properties fo:background-color="transparent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7" style:family="table-cell" style:parent-style-name="Default">
      <style:text-properties fo:color="#0000ff" style:text-outline="false" style:text-line-through-style="none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9" style:family="table-cell" style:parent-style-name="Default">
      <style:text-properties fo:color="#0000ff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color-mode="mono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000000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solid" svg:stroke-width="0.026cm" svg:stroke-color="#000000" draw:stroke-linejoin="miter" draw:fill="solid" draw:fill-color="#000000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6" style:family="graphic">
      <style:graphic-properties draw:stroke="solid" svg:stroke-width="0.026cm" svg:stroke-color="#000000" draw:stroke-linejoin="miter" draw:fill="none" draw:fill-color="#000000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Tahoma" fo:font-size="6pt" fo:font-style="normal" fo:text-shadow="none" style:text-underline-style="none" fo:font-weight="normal" style:font-size-asian="6pt" style:font-style-asian="normal" style:font-weight-asian="normal" style:font-name-complex="Tahoma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ahoma" fo:font-size="5.5pt" fo:font-style="normal" fo:text-shadow="none" style:text-underline-style="none" fo:font-weight="normal" style:font-size-asian="5.5pt" style:font-style-asian="normal" style:font-weight-asian="normal" style:font-name-complex="Tahoma" style:font-size-complex="5.5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ahoma" fo:font-size="6pt" fo:font-style="normal" fo:text-shadow="none" style:text-underline-style="none" fo:font-weight="bold" style:font-size-asian="6pt" style:font-style-asian="normal" style:font-weight-asian="bold" style:font-name-complex="Tahoma" style:font-size-complex="6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BLANC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number-columns-repeated="2" table:default-cell-style-name="ce1"/>
        <table:table-column table:style-name="co6" table:number-columns-repeated="2" table:default-cell-style-name="ce1"/>
        <table:table-column table:style-name="co10" table:number-columns-repeated="5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225" table:default-cell-style-name="ce1"/>
        <table:table-row table:style-name="ro1" table:number-rows-repeated="3">
          <table:table-cell table:number-columns-repeated="256"/>
        </table:table-row>
        <table:table-row table:style-name="ro1">
          <table:table-cell table:style-name="ce2">
            <draw:frame table:end-cell-address="BLANCO.E7" table:end-x="1.079cm" table:end-y="0.243cm" draw:z-index="42" draw:name="Graphics 1" draw:style-name="gr1" draw:text-style-name="P1" svg:width="4.967cm" svg:height="1.224cm" svg:x="0.386cm" svg:y="0.373cm">
              <draw:image xlink:href="Pictures/200000600000504E000014771E21D636.wmf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style-name="ce2">
            <draw:g table:end-cell-address="BLANCO.L7" table:end-x="0.098cm" table:end-y="0.39cm" draw:z-index="41">
              <draw:rect draw:style-name="gr2" draw:text-style-name="P1" svg:width="3.435cm" svg:height="1.344cm" svg:x="0.498cm" svg:y="0.4cm">
                <text:p/>
              </draw:rect>
              <draw:custom-shape draw:style-name="gr3" draw:text-style-name="P2" svg:width="0.637cm" svg:height="0.582cm" svg:x="1.321cm" svg:y="0.803cm">
                <text:p/>
                <draw:enhanced-geometry svg:viewBox="0 0 23 22" draw:type="non-primitive" draw:enhanced-path="M 15 14 L 6 14 5 18 5 18 5 19 5 20 5 20 5 20 5 20 5 20 5 21 6 21 6 21 7 21 7 22 0 22 0 21 1 21 1 21 2 21 2 20 2 20 3 19 3 18 4 17 11 0 12 0 19 17 20 18 20 19 20 20 21 20 21 21 22 21 22 21 23 21 23 22 14 22 14 21 15 21 16 21 16 21 16 21 16 20 17 20 17 20 17 20 17 19 16 19 16 18 16 17 15 14 Z M 14 13 L 11 5 7 13 14 13 Z N"/>
              </draw:custom-shape>
              <draw:custom-shape draw:style-name="gr3" draw:text-style-name="P2" svg:width="0.575cm" svg:height="0.582cm" svg:x="1.974cm" svg:y="0.803cm">
                <text:p/>
                <draw:enhanced-geometry svg:viewBox="0 0 21 22" draw:type="non-primitive" draw:enhanced-path="M 21 22 L 15 22 8 12 7 12 6 12 6 12 6 18 6 19 6 19 6 20 6 20 7 21 7 21 7 21 8 21 9 21 9 22 0 22 0 21 1 21 1 21 2 21 2 20 2 20 3 20 3 19 3 19 3 18 3 4 3 3 3 2 3 2 2 2 2 1 2 1 1 1 1 1 0 1 0 0 8 0 9 0 10 0 12 1 12 1 13 1 14 1 15 2 15 3 15 3 16 3 16 4 16 4 16 5 16 6 16 6 16 7 16 7 16 8 16 8 16 8 15 9 15 9 15 9 14 10 14 10 13 10 13 11 12 11 12 11 11 11 15 17 16 18 17 19 18 20 18 20 19 20 19 21 20 21 21 21 21 22 Z M 6 11 L 6 11 7 11 7 11 8 11 9 10 9 10 10 10 10 10 11 10 11 9 12 9 12 9 12 8 12 8 13 7 13 7 13 6 13 6 13 5 13 5 13 5 13 4 12 4 12 3 12 3 12 3 11 2 11 2 11 2 10 2 10 2 9 1 9 1 8 1 7 1 7 2 6 2 6 11 Z N"/>
              </draw:custom-shape>
              <draw:custom-shape draw:style-name="gr4" draw:text-style-name="P2" svg:width="0.217cm" svg:height="0.074cm" svg:x="2.581cm" svg:y="1.146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svg:width="0.248cm" svg:height="0.582cm" svg:x="2.86cm" svg:y="0.803cm">
                <text:p/>
                <draw:enhanced-geometry svg:viewBox="0 0 9 22" draw:type="non-primitive" draw:enhanced-path="M 9 21 L 9 22 0 22 0 21 1 21 1 21 2 21 2 21 3 20 3 20 3 19 3 19 3 18 3 4 3 3 3 3 3 2 3 2 3 1 3 1 2 1 2 1 2 1 1 1 1 1 0 1 0 0 9 0 9 1 8 1 8 1 7 1 7 1 7 2 6 2 6 2 6 3 6 4 6 18 6 19 6 19 6 20 6 20 7 20 7 20 7 21 7 21 8 21 8 21 8 21 9 21 Z N"/>
              </draw:custom-shape>
            </draw:g>
          </table:table-cell>
          <table:table-cell table:style-name="ce2"/>
          <table:table-cell table:style-name="ce79" table:number-columns-repeated="7"/>
          <table:table-cell table:style-name="ce200" table:number-columns-spanned="12" table:number-rows-spanned="1"/>
          <table:covered-table-cell table:number-columns-repeated="11" table:style-name="ce200"/>
          <table:table-cell table:style-name="ce313"/>
          <table:table-cell table:number-columns-repeated="227"/>
        </table:table-row>
        <table:table-row table:style-name="ro1">
          <table:table-cell table:style-name="ce2" table:number-columns-repeated="9"/>
          <table:table-cell table:style-name="ce79" table:number-columns-repeated="7"/>
          <table:table-cell table:style-name="ce200" table:number-columns-spanned="12" table:number-rows-spanned="1"/>
          <table:covered-table-cell table:number-columns-repeated="11" table:style-name="ce200"/>
          <table:table-cell table:style-name="ce313"/>
          <table:table-cell table:number-columns-repeated="227"/>
        </table:table-row>
        <table:table-row table:style-name="ro1">
          <table:table-cell table:style-name="ce2" table:number-columns-repeated="9"/>
          <table:table-cell table:style-name="ce2" office:value-type="string">
            <text:p><text:s/></text:p>
          </table:table-cell>
          <table:table-cell table:style-name="ce2" table:number-columns-repeated="6"/>
          <table:table-cell table:style-name="ce200" table:number-columns-spanned="12" table:number-rows-spanned="1"/>
          <table:covered-table-cell table:number-columns-repeated="11" table:style-name="ce200"/>
          <table:table-cell table:number-columns-repeated="228"/>
        </table:table-row>
        <table:table-row table:style-name="ro2">
          <table:table-cell table:style-name="ce2"/>
          <table:table-cell table:style-name="ce47"/>
          <table:table-cell table:style-name="ce48" table:number-columns-repeated="26"/>
          <table:table-cell table:number-columns-repeated="2"/>
          <table:table-cell table:style-name="ce328"/>
          <table:table-cell table:number-columns-repeated="225"/>
        </table:table-row>
        <table:table-row table:style-name="ro2">
          <table:table-cell table:style-name="ce3" office:value-type="string" table:number-columns-spanned="28" table:number-rows-spanned="1">
            <text:p>IMPUESTO SOBRE LA RENTA</text:p>
          </table:table-cell>
          <table:covered-table-cell table:number-columns-repeated="27" table:style-name="ce48"/>
          <table:table-cell table:number-columns-repeated="2"/>
          <table:table-cell table:style-name="ce329"/>
          <table:table-cell table:number-columns-repeated="225"/>
        </table:table-row>
        <table:table-row table:style-name="ro1">
          <table:table-cell table:style-name="ce4" office:value-type="string" table:number-columns-spanned="28" table:number-rows-spanned="1">
            <text:p>APLICABLE SOBRE SUELDOS, SALARIOS Y DEMAS REMUNERACIONES, CUANDO EL</text:p>
          </table:table-cell>
          <table:covered-table-cell table:number-columns-repeated="2" table:style-name="ce49"/>
          <table:covered-table-cell table:number-columns-repeated="25" table:style-name="ce48"/>
          <table:table-cell table:number-columns-repeated="228"/>
        </table:table-row>
        <table:table-row table:style-name="ro3">
          <table:table-cell table:style-name="ce4" office:value-type="string" table:number-columns-spanned="28" table:number-rows-spanned="1">
            <text:p>ENRIQUECIMIENTO ANUAL EXCEDA DE 1,000 UNIDADES TRIBUTARIAS A PERCIBIR POR LAS</text:p>
          </table:table-cell>
          <table:covered-table-cell table:number-columns-repeated="2" table:style-name="ce49"/>
          <table:covered-table-cell table:number-columns-repeated="25" table:style-name="ce98"/>
          <table:table-cell table:style-name="ce314" table:number-columns-repeated="228"/>
        </table:table-row>
        <table:table-row table:style-name="ro3">
          <table:table-cell table:style-name="ce4" office:value-type="string" table:number-columns-spanned="28" table:number-rows-spanned="1">
            <text:p>PERSONAS NATURALES RESIDENCIADAS EN EL PAIS</text:p>
          </table:table-cell>
          <table:covered-table-cell table:number-columns-repeated="2" table:style-name="ce49"/>
          <table:covered-table-cell table:number-columns-repeated="25" table:style-name="ce98"/>
          <table:table-cell table:style-name="ce314" table:number-columns-repeated="228"/>
        </table:table-row>
        <table:table-row table:style-name="ro4">
          <table:table-cell table:style-name="ce5" table:number-columns-repeated="3"/>
          <table:table-cell table:style-name="ce45" table:number-columns-repeated="25"/>
          <table:table-cell table:style-name="ce46" table:number-columns-repeated="228"/>
        </table:table-row>
        <table:table-row table:style-name="ro4">
          <table:table-cell table:style-name="ce6" office:value-type="string">
            <text:p>1. <text:s/>APELLIDOS Y NOMBRES</text:p>
          </table:table-cell>
          <table:table-cell table:style-name="ce50" table:number-columns-repeated="7"/>
          <table:table-cell table:style-name="ce147" office:value-type="string" table:number-columns-spanned="10" table:number-rows-spanned="1">
            <text:p>2. <text:s/>CEDULA DE IDENTIDAD</text:p>
          </table:table-cell>
          <table:covered-table-cell table:style-name="ce159"/>
          <table:covered-table-cell table:number-columns-repeated="8" table:style-name="ce113"/>
          <table:table-cell table:style-name="ce224" office:value-type="string" table:number-columns-spanned="10" table:number-rows-spanned="1">
            <text:p>3. <text:s/>No. DE RIF DEL CONTRIBUYENTE</text:p>
          </table:table-cell>
          <table:covered-table-cell table:number-columns-repeated="8" table:style-name="ce113"/>
          <table:covered-table-cell table:style-name="ce284"/>
          <table:table-cell table:style-name="ce315"/>
          <table:table-cell table:style-name="ce46" table:number-columns-repeated="227"/>
        </table:table-row>
        <table:table-row table:style-name="ro5">
          <table:table-cell table:style-name="ce7" table:number-columns-spanned="8" table:number-rows-spanned="2"/>
          <table:covered-table-cell table:number-columns-repeated="7" table:style-name="ce51"/>
          <table:table-cell table:style-name="ce148" office:value-type="string">
            <text:p>V</text:p>
          </table:table-cell>
          <table:table-cell table:style-name="ce160"/>
          <table:table-cell table:style-name="ce167" office:value-type="string" table:number-columns-spanned="8" table:number-rows-spanned="1">
            <text:p><text:s/></text:p>
          </table:table-cell>
          <table:covered-table-cell table:number-columns-repeated="7" table:style-name="ce176"/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25" office:value-type="string" table:number-columns-spanned="1" table:number-rows-spanned="2">
            <text:p><text:s/></text:p>
          </table:table-cell>
          <table:table-cell table:style-name="ce285" office:value-type="string" table:number-columns-spanned="1" table:number-rows-spanned="2">
            <text:p><text:s/></text:p>
          </table:table-cell>
          <table:table-cell table:style-name="ce315"/>
          <table:table-cell table:style-name="ce46" table:number-columns-repeated="227"/>
        </table:table-row>
        <table:table-row table:style-name="ro6">
          <table:covered-table-cell table:style-name="ce8"/>
          <table:covered-table-cell table:number-columns-repeated="7" table:style-name="ce51"/>
          <table:table-cell table:style-name="ce148" office:value-type="string">
            <text:p>E</text:p>
          </table:table-cell>
          <table:table-cell table:style-name="ce160"/>
          <table:table-cell table:style-name="ce168" table:number-columns-spanned="8" table:number-rows-spanned="1"/>
          <table:covered-table-cell table:number-columns-repeated="7" table:style-name="ce168"/>
          <table:covered-table-cell table:number-columns-repeated="9" table:style-name="ce226"/>
          <table:covered-table-cell table:style-name="ce286"/>
          <table:table-cell table:style-name="ce315"/>
          <table:table-cell table:style-name="ce46" table:number-columns-repeated="227"/>
        </table:table-row>
        <table:table-row table:style-name="ro7">
          <table:table-cell table:style-name="ce9" office:value-type="string" table:number-columns-spanned="15" table:number-rows-spanned="1">
            <text:p>4. <text:s/>NOMBRE DE LAS EMPRESAS U ORGANISMOS DONDE TRABAJA</text:p>
          </table:table-cell>
          <table:covered-table-cell table:style-name="ce52"/>
          <table:covered-table-cell table:number-columns-repeated="12" table:style-name="ce84"/>
          <table:covered-table-cell table:style-name="ce186"/>
          <table:table-cell table:style-name="ce193" office:value-type="string" table:number-columns-spanned="10" table:number-rows-spanned="1">
            <text:p>5. <text:s/>SI ES VARIACION MARQUE X EN EL</text:p>
          </table:table-cell>
          <table:covered-table-cell table:number-columns-repeated="8" table:style-name="ce105"/>
          <table:covered-table-cell table:style-name="ce193"/>
          <table:table-cell table:style-name="ce269" office:value-type="string" table:number-columns-spanned="3" table:number-rows-spanned="1">
            <text:p>6. <text:s/>AÑO</text:p>
          </table:table-cell>
          <table:covered-table-cell table:style-name="ce105"/>
          <table:covered-table-cell table:style-name="ce269"/>
          <table:table-cell table:style-name="ce315"/>
          <table:table-cell table:style-name="ce46" table:number-columns-repeated="227"/>
        </table:table-row>
        <table:table-row table:style-name="ro7">
          <table:table-cell table:style-name="ce10" office:value-type="string" table:number-columns-spanned="6" table:number-rows-spanned="1">
            <text:p>a.</text:p>
          </table:table-cell>
          <table:covered-table-cell table:number-columns-repeated="5" table:style-name="ce53"/>
          <table:table-cell table:style-name="ce122" office:value-type="string" table:number-columns-spanned="9" table:number-rows-spanned="1">
            <text:p>c.</text:p>
          </table:table-cell>
          <table:covered-table-cell table:number-columns-repeated="7" table:style-name="ce138"/>
          <table:covered-table-cell table:style-name="ce187"/>
          <table:table-cell table:style-name="ce193" office:value-type="string" table:number-columns-spanned="10" table:number-rows-spanned="1">
            <text:p>MES QUE CORRESPONDE</text:p>
          </table:table-cell>
          <table:covered-table-cell table:number-columns-repeated="8" table:style-name="ce105"/>
          <table:covered-table-cell table:style-name="ce193"/>
          <table:table-cell table:style-name="ce269" office:value-type="string" table:number-columns-spanned="3" table:number-rows-spanned="1">
            <text:p>GRAVABLE</text:p>
          </table:table-cell>
          <table:covered-table-cell table:style-name="ce105"/>
          <table:covered-table-cell table:style-name="ce269"/>
          <table:table-cell table:style-name="ce315"/>
          <table:table-cell table:style-name="ce46" table:number-columns-repeated="227"/>
        </table:table-row>
        <table:table-row table:style-name="ro8">
          <table:table-cell table:style-name="ce11" office:value-type="string" table:number-columns-spanned="6" table:number-rows-spanned="1">
            <text:p><text:s/></text:p>
          </table:table-cell>
          <table:covered-table-cell table:number-columns-repeated="5" table:style-name="ce54"/>
          <table:table-cell table:style-name="ce123" office:value-type="string" table:number-columns-spanned="9" table:number-rows-spanned="1">
            <text:p><text:s/></text:p>
          </table:table-cell>
          <table:covered-table-cell table:number-columns-repeated="7" table:style-name="ce54"/>
          <table:covered-table-cell table:style-name="ce188"/>
          <table:table-cell table:style-name="ce194" office:value-type="string">
            <text:p><text:s text:c="3"/>MARZO <text:s text:c="12"/>JUNIO <text:s text:c="14"/>SEPT. <text:s text:c="11"/>DIC.</text:p>
          </table:table-cell>
          <table:table-cell table:style-name="ce71" table:number-columns-repeated="8"/>
          <table:table-cell table:style-name="ce266"/>
          <table:table-cell table:style-name="ce270" office:value-type="string" table:number-columns-spanned="3" table:number-rows-spanned="3">
            <text:p><text:s/></text:p>
          </table:table-cell>
          <table:covered-table-cell table:style-name="ce275"/>
          <table:covered-table-cell table:style-name="ce287"/>
          <table:table-cell table:style-name="ce315"/>
          <table:table-cell table:style-name="ce46" table:number-columns-repeated="227"/>
        </table:table-row>
        <table:table-row table:style-name="ro4">
          <table:table-cell table:style-name="ce12" office:value-type="string">
            <text:p>b.</text:p>
          </table:table-cell>
          <table:table-cell table:style-name="ce55"/>
          <table:table-cell table:style-name="ce78" table:number-columns-repeated="4"/>
          <table:table-cell table:style-name="ce122" office:value-type="string" table:number-columns-spanned="9" table:number-rows-spanned="1">
            <text:p>d.</text:p>
          </table:table-cell>
          <table:covered-table-cell table:number-columns-repeated="7" table:style-name="ce138"/>
          <table:covered-table-cell table:style-name="ce187"/>
          <table:table-cell table:style-name="ce195" office:value-type="string" table:number-columns-spanned="3" table:number-rows-spanned="2">
            <text:p><text:s/></text:p>
          </table:table-cell>
          <table:covered-table-cell table:style-name="ce201"/>
          <table:covered-table-cell table:style-name="ce201">
            <draw:line table:end-cell-address="BLANCO.R21" table:end-x="0.416cm" table:end-y="0.028cm" draw:z-index="0" draw:style-name="gr5" draw:text-style-name="P1" svg:x1="0.415cm" svg:y1="0.001cm" svg:x2="0.415cm" svg:y2="0.976cm">
              <text:p/>
            </draw:line>
          </table:covered-table-cell>
          <table:table-cell table:style-name="ce227" table:number-columns-spanned="2" table:number-rows-spanned="2"/>
          <table:covered-table-cell table:style-name="ce240"/>
          <table:table-cell table:style-name="ce255" office:value-type="string" table:number-columns-spanned="2" table:number-rows-spanned="2">
            <text:p><text:s/></text:p>
          </table:table-cell>
          <table:covered-table-cell table:style-name="ce263"/>
          <table:table-cell table:style-name="ce227" office:value-type="string" table:number-columns-spanned="3" table:number-rows-spanned="2">
            <text:p><text:s/></text:p>
            <draw:line table:end-cell-address="BLANCO.W20" table:end-x="0.277cm" table:end-y="0.608cm" draw:z-index="1" draw:style-name="gr5" draw:text-style-name="P1" svg:x1="0.275cm" svg:y1="0.001cm" svg:x2="0.276cm" svg:y2="0.95cm">
              <text:p/>
            </draw:line>
          </table:table-cell>
          <table:covered-table-cell table:style-name="ce263"/>
          <table:covered-table-cell table:style-name="ce240"/>
          <table:covered-table-cell table:style-name="ce271"/>
          <table:covered-table-cell table:style-name="ce276"/>
          <table:covered-table-cell table:style-name="ce288"/>
          <table:table-cell table:style-name="ce315"/>
          <table:table-cell table:style-name="ce46" table:number-columns-repeated="227"/>
        </table:table-row>
        <table:table-row table:style-name="ro9">
          <table:table-cell table:style-name="ce11" office:value-type="string" table:number-columns-spanned="6" table:number-rows-spanned="1">
            <text:p><text:s/></text:p>
          </table:table-cell>
          <table:covered-table-cell table:number-columns-repeated="5" table:style-name="ce54"/>
          <table:table-cell table:style-name="ce123" office:value-type="string" table:number-columns-spanned="9" table:number-rows-spanned="1">
            <text:p><text:s/></text:p>
          </table:table-cell>
          <table:covered-table-cell table:number-columns-repeated="7" table:style-name="ce54"/>
          <table:covered-table-cell table:style-name="ce188"/>
          <table:covered-table-cell table:style-name="ce196"/>
          <table:covered-table-cell table:number-columns-repeated="2" table:style-name="ce202"/>
          <table:covered-table-cell table:style-name="ce228"/>
          <table:covered-table-cell table:style-name="ce241"/>
          <table:covered-table-cell table:number-columns-repeated="4" table:style-name="ce228"/>
          <table:covered-table-cell table:style-name="ce241"/>
          <table:covered-table-cell table:style-name="ce272"/>
          <table:covered-table-cell table:style-name="ce277"/>
          <table:covered-table-cell table:style-name="ce289"/>
          <table:table-cell table:style-name="ce315"/>
          <table:table-cell table:style-name="ce46" table:number-columns-repeated="227"/>
        </table:table-row>
        <table:table-row table:style-name="ro7">
          <table:table-cell table:style-name="ce13" office:value-type="string">
            <text:p><text:s text:c="2"/>A <text:s text:c="4"/>ESTIMACION DE LAS REMUNERACIONES POR RECIBIR EN EL AÑO GRAVABLE</text:p>
            <draw:custom-shape table:end-cell-address="BLANCO.A21" table:end-x="0.443cm" table:end-y="0.291cm" draw:z-index="2" draw:style-name="gr6" draw:text-style-name="P2" svg:width="0.332cm" svg:height="0.263cm" svg:x="0.11cm" svg:y="0.02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6"/>
          <table:table-cell table:style-name="ce58" table:number-columns-repeated="25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4" office:value-type="string">
            <text:p><text:s text:c="18"/>INCLUYA: </text:p>
          </table:table-cell>
          <table:table-cell table:style-name="ce57"/>
          <table:table-cell table:style-name="ce85" office:value-type="string">
            <text:p>SUELDO, <text:s/>SALARIO, <text:s/>PRIMAS DE TRANSPORTE, <text:s/>DE RESIDENCIA, <text:s/>GASTOS DE ALIMENTACION, <text:s/>HORAS EXTRAS, <text:s/>BONO VACACIONAL, <text:s/>DE ESTIMULO, <text:s/>PAGOS ESPECIALES, <text:s/>COMISIONES POR</text:p>
          </table:table-cell>
          <table:table-cell table:style-name="ce58" table:number-columns-repeated="2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58"/>
          <table:table-cell table:style-name="ce86" office:value-type="string">
            <text:p>VENTA BAJO RELACION DE DEPENDENCIA, PENSIONES DISTINTAS A JUBILACIONES O SIMILARES, UTILIDADES, AGUINALDOS, OBVENCIONES Y OTROS DIFERENTES A VIATICOS QUE ESTIME</text:p>
          </table:table-cell>
          <table:table-cell table:style-name="ce58" table:number-columns-repeated="2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6"/>
          <table:table-cell table:style-name="ce59"/>
          <table:table-cell table:style-name="ce87" office:value-type="string">
            <text:p>DEVENGAR EN EL AÑO GRAVABLE</text:p>
          </table:table-cell>
          <table:table-cell table:style-name="ce59" table:number-columns-repeated="24"/>
          <table:table-cell table:style-name="ce291"/>
          <table:table-cell table:style-name="ce315"/>
          <table:table-cell table:style-name="ce46" table:number-columns-repeated="227"/>
        </table:table-row>
        <table:table-row table:style-name="ro7">
          <table:table-cell table:style-name="ce17" office:value-type="string">
            <text:p>a) <text:s/><text:span text:style-name="T1">CANTIDAD POR PERCIBIR DE LA EMPRESA U ORGANISMO</text:span></text:p>
          </table:table-cell>
          <table:table-cell table:style-name="ce60"/>
          <table:table-cell table:style-name="ce58" table:number-columns-repeated="6"/>
          <table:table-cell table:style-name="ce149" office:value-type="string">
            <text:p>c) <text:s text:c="2"/><text:span text:style-name="T1">CANTIDAD POR PERCIBIR DE LA EMPRESA U ORGANISMO</text:span></text:p>
          </table:table-cell>
          <table:table-cell table:style-name="Default"/>
          <table:table-cell table:style-name="ce58"/>
          <table:table-cell table:style-name="ce78" table:number-columns-repeated="16"/>
          <table:table-cell table:style-name="ce292"/>
          <table:table-cell table:style-name="ce315"/>
          <table:table-cell table:style-name="ce46" table:number-columns-repeated="227"/>
        </table:table-row>
        <table:table-row table:style-name="ro10">
          <table:table-cell table:style-name="ce18"/>
          <table:table-cell table:style-name="ce61" office:value-type="string">
            <text:p>Bs.</text:p>
          </table:table-cell>
          <table:table-cell table:style-name="ce88" office:value-type="float" office:value="0" table:number-columns-spanned="6" table:number-rows-spanned="1">
            <text:p>0</text:p>
          </table:table-cell>
          <table:covered-table-cell table:number-columns-repeated="5" table:style-name="ce99"/>
          <table:table-cell table:style-name="ce150"/>
          <table:table-cell table:style-name="ce161"/>
          <table:table-cell table:style-name="ce61" office:value-type="string">
            <text:p>Bs.</text:p>
          </table:table-cell>
          <table:table-cell table:style-name="ce177" office:value-type="float" office:value="0" table:number-columns-spanned="17" table:number-rows-spanned="1">
            <text:p>0</text:p>
          </table:table-cell>
          <table:covered-table-cell table:number-columns-repeated="15" table:style-name="ce99"/>
          <table:covered-table-cell table:style-name="ce293"/>
          <table:table-cell table:style-name="ce315"/>
          <table:table-cell table:style-name="ce46" table:number-columns-repeated="227"/>
        </table:table-row>
        <table:table-row table:style-name="ro7">
          <table:table-cell table:style-name="ce19" office:value-type="string">
            <text:p>b) <text:s/><text:span text:style-name="T1">CANTIDAD POR PERCIBIR DE LA EMPRESA U ORGANISMO</text:span></text:p>
          </table:table-cell>
          <table:table-cell table:style-name="ce62"/>
          <table:table-cell table:style-name="ce89" table:number-columns-repeated="6"/>
          <table:table-cell table:style-name="ce151" office:value-type="string">
            <text:p>d) <text:s text:c="2"/><text:span text:style-name="T1">CANTIDAD POR PERCIBIR DE LA EMPRESA U ORGANISMO</text:span></text:p>
          </table:table-cell>
          <table:table-cell table:style-name="ce89" table:number-columns-repeated="18"/>
          <table:table-cell table:style-name="ce294"/>
          <table:table-cell table:style-name="ce316"/>
          <table:table-cell table:style-name="ce322" table:number-columns-repeated="227"/>
        </table:table-row>
        <table:table-row table:style-name="ro10">
          <table:table-cell table:style-name="ce18"/>
          <table:table-cell table:style-name="ce61" office:value-type="string">
            <text:p>Bs.</text:p>
          </table:table-cell>
          <table:table-cell table:style-name="ce88" office:value-type="float" office:value="0" table:number-columns-spanned="6" table:number-rows-spanned="1">
            <text:p>0</text:p>
          </table:table-cell>
          <table:covered-table-cell table:number-columns-repeated="5" table:style-name="ce99"/>
          <table:table-cell table:style-name="ce152"/>
          <table:table-cell table:style-name="ce162"/>
          <table:table-cell table:style-name="ce61" office:value-type="string">
            <text:p>Bs.</text:p>
          </table:table-cell>
          <table:table-cell table:style-name="ce177" office:value-type="float" office:value="0" table:number-columns-spanned="17" table:number-rows-spanned="1">
            <text:p>0</text:p>
          </table:table-cell>
          <table:covered-table-cell table:number-columns-repeated="15" table:style-name="ce99"/>
          <table:covered-table-cell table:style-name="ce293"/>
          <table:table-cell table:style-name="ce317"/>
          <table:table-cell table:style-name="ce314" table:number-columns-repeated="227"/>
        </table:table-row>
        <table:table-row table:style-name="ro10">
          <table:table-cell table:style-name="ce15"/>
          <table:table-cell table:style-name="ce58" table:number-columns-repeated="3"/>
          <table:table-cell table:style-name="ce106" office:value-type="string">
            <text:p>TOTAL QUE ESTIMA PERCIBIR</text:p>
          </table:table-cell>
          <table:table-cell table:style-name="ce74" table:number-columns-repeated="3"/>
          <table:table-cell table:style-name="ce77" office:value-type="string">
            <text:p>a) ..................... + d)</text:p>
          </table:table-cell>
          <table:table-cell table:style-name="ce74" table:number-columns-repeated="6"/>
          <table:table-cell table:style-name="ce58"/>
          <table:table-cell table:style-name="ce203" office:value-type="string">
            <text:p>A</text:p>
            <draw:custom-shape table:end-cell-address="BLANCO.Q29" table:end-x="0.444cm" table:end-y="0.531cm" draw:z-index="25" draw:style-name="gr6" draw:text-style-name="P2" svg:width="0.387cm" svg:height="0.344cm" svg:x="0.056cm" svg:y="0.18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03" office:value-type="string">
            <text:p>ä</text:p>
          </table:table-cell>
          <table:table-cell table:style-name="ce145"/>
          <table:table-cell table:style-name="ce242" table:formula="oooc:=[.C26]+[.C28]+[.L26]+[.L28]" office:value-type="float" office:value="0" table:number-columns-spanned="9" table:number-rows-spanned="1">
            <text:p>0</text:p>
          </table:table-cell>
          <table:covered-table-cell table:number-columns-repeated="7" table:style-name="ce256"/>
          <table:covered-table-cell table:style-name="ce295"/>
          <table:table-cell table:style-name="ce315"/>
          <table:table-cell table:style-name="ce323"/>
          <table:table-cell table:style-name="ce46" table:number-columns-repeated="226"/>
        </table:table-row>
        <table:table-row table:style-name="ro7">
          <table:table-cell table:style-name="ce20" office:value-type="string">
            <text:p><text:s text:c="2"/>B <text:s text:c="4"/>CONVERSION DE LAS REMUNERACIONES ESTIMADAS EN <text:s text:c="4"/>A <text:s text:c="4"/>A UNIDADES TRIBUTARIAS <text:s text:c="2"/>(U.T.)</text:p>
            <draw:custom-shape table:end-cell-address="BLANCO.A30" table:end-x="0.443cm" table:end-y="0.29cm" draw:z-index="3" draw:style-name="gr6" draw:text-style-name="P2" svg:width="0.332cm" svg:height="0.263cm" svg:x="0.11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63"/>
          <table:table-cell table:style-name="ce71" table:number-columns-repeated="4"/>
          <table:table-cell table:style-name="ce71">
            <draw:custom-shape table:end-cell-address="BLANCO.G30" table:end-x="0.859cm" table:end-y="0.318cm" draw:z-index="23" draw:style-name="gr6" draw:text-style-name="P2" svg:width="0.333cm" svg:height="0.264cm" svg:x="0.525cm" svg:y="0.05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71" table:number-columns-repeated="20"/>
          <table:table-cell table:style-name="ce296"/>
          <table:table-cell table:style-name="ce315"/>
          <table:table-cell table:style-name="ce46" table:number-columns-repeated="227"/>
        </table:table-row>
        <table:table-row table:style-name="ro11">
          <table:table-cell table:style-name="ce15"/>
          <table:table-cell table:style-name="ce58"/>
          <table:table-cell table:style-name="ce58" office:value-type="string">
            <text:p>TOTAL REMUNERACIONES ESTIMADAS EN <text:s text:c="5"/>A</text:p>
          </table:table-cell>
          <table:table-cell table:style-name="ce58" table:number-columns-repeated="2"/>
          <table:table-cell table:style-name="ce58">
            <draw:custom-shape table:end-cell-address="BLANCO.F32" table:end-x="1.191cm" table:end-y="0.029cm" draw:z-index="22" draw:style-name="gr6" draw:text-style-name="P2" svg:width="0.333cm" svg:height="0.272cm" svg:x="0.857cm" svg:y="0.10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/>
          <table:table-cell table:style-name="ce58" office:value-type="string">
            <text:p>VALOR UNIDAD TRIBUTARIA PARA EL AÑO GRAVABLE</text:p>
          </table:table-cell>
          <table:table-cell table:style-name="ce58" table:number-columns-repeated="10"/>
          <table:table-cell table:style-name="ce145"/>
          <table:table-cell table:style-name="ce125" table:number-columns-repeated="8"/>
          <table:table-cell table:style-name="ce297"/>
          <table:table-cell table:style-name="ce315"/>
          <table:table-cell table:style-name="ce46" table:number-columns-repeated="227"/>
        </table:table-row>
        <table:table-row table:style-name="ro10">
          <table:table-cell table:style-name="ce21"/>
          <table:table-cell table:style-name="ce59"/>
          <table:table-cell table:style-name="ce90" office:value-type="string">
            <text:p>Bs.</text:p>
          </table:table-cell>
          <table:table-cell table:style-name="ce100" table:formula="oooc:=[.T29]" office:value-type="float" office:value="0" table:number-columns-spanned="3" table:number-rows-spanned="1">
            <text:p>0</text:p>
          </table:table-cell>
          <table:covered-table-cell table:number-columns-repeated="2" table:style-name="ce107"/>
          <table:table-cell table:style-name="ce124" office:value-type="string">
            <text:p>÷</text:p>
          </table:table-cell>
          <table:table-cell table:style-name="ce139" office:value-type="string">
            <text:p>Bs.</text:p>
          </table:table-cell>
          <table:table-cell table:style-name="ce153" office:value-type="float" office:value="37632" table:number-columns-spanned="5" table:number-rows-spanned="1">
            <text:p>37.632,00 </text:p>
          </table:table-cell>
          <table:covered-table-cell table:number-columns-repeated="4" table:style-name="ce94"/>
          <table:table-cell table:style-name="ce179"/>
          <table:table-cell table:style-name="ce189"/>
          <table:table-cell table:style-name="ce197" office:value-type="string">
            <text:p>=</text:p>
          </table:table-cell>
          <table:table-cell table:style-name="ce204" office:value-type="string">
            <text:p>B</text:p>
            <draw:custom-shape table:end-cell-address="BLANCO.Q32" table:end-x="0.471cm" table:end-y="0.582cm" draw:z-index="26" draw:style-name="gr6" draw:text-style-name="P2" svg:width="0.387cm" svg:height="0.343cm" svg:x="0.083cm" svg:y="0.23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2" office:value-type="string">
            <text:p>ä</text:p>
          </table:table-cell>
          <table:table-cell table:style-name="ce229"/>
          <table:table-cell table:style-name="ce243" table:formula="oooc:=[.D32]/[.I32]" office:value-type="float" office:value="0" table:number-columns-spanned="7" table:number-rows-spanned="1">
            <text:p><text:s/>- </text:p>
          </table:table-cell>
          <table:covered-table-cell table:number-columns-repeated="6" table:style-name="ce94"/>
          <table:table-cell table:style-name="ce278" office:value-type="string" table:number-columns-spanned="2" table:number-rows-spanned="1">
            <text:p>U.T.</text:p>
          </table:table-cell>
          <table:covered-table-cell table:style-name="ce278"/>
          <table:table-cell table:style-name="ce315"/>
          <table:table-cell table:style-name="ce46" table:number-columns-repeated="227"/>
        </table:table-row>
        <table:table-row table:style-name="ro7">
          <table:table-cell table:style-name="ce22" office:value-type="string">
            <text:p><text:s text:c="2"/>C <text:s text:c="4"/>DESGRAVAMENES QUE ESTIMA PAGARA PARA EL AÑO GRAVABLE <text:s text:c="2"/>(NO LLENE ESTE CUADRO NI EL CUADRO <text:s text:c="2"/>D <text:s text:c="2"/>, SI OPTA POR EL DESGRAVAMEN UNICO</text:p>
            <draw:custom-shape table:end-cell-address="BLANCO.A33" table:end-x="0.443cm" table:end-y="0.29cm" draw:z-index="4" draw:style-name="gr6" draw:text-style-name="P2" svg:width="0.332cm" svg:height="0.263cm" svg:x="0.11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60"/>
          <table:table-cell table:style-name="ce58" table:number-columns-repeated="11"/>
          <table:table-cell table:style-name="ce58">
            <draw:custom-shape table:end-cell-address="BLANCO.O33" table:end-x="0.058cm" table:end-y="0.317cm" draw:z-index="20" draw:style-name="gr6" draw:text-style-name="P2" svg:width="0.333cm" svg:height="0.263cm" svg:x="0.221cm" svg:y="0.05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 table:number-columns-repeated="13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22" office:value-type="string">
            <text:p><text:s text:c="10"/>DE 750 UNIDADES TRIBUTARIAS <text:s text:c="7"/>VER CUADRO <text:s text:c="4"/>E</text:p>
          </table:table-cell>
          <table:table-cell table:style-name="ce64"/>
          <table:table-cell table:style-name="ce58" table:number-columns-repeated="3"/>
          <table:table-cell table:style-name="ce58">
            <draw:custom-shape table:end-cell-address="BLANCO.G34" table:end-x="0.031cm" table:end-y="0.292cm" draw:z-index="21" draw:style-name="gr6" draw:text-style-name="P2" svg:width="0.333cm" svg:height="0.265cm" svg:x="1.713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 table:number-columns-repeated="21"/>
          <table:table-cell table:style-name="ce290"/>
          <table:table-cell table:style-name="ce315"/>
          <table:table-cell table:style-name="ce46" table:number-columns-repeated="227"/>
        </table:table-row>
        <table:table-row table:style-name="ro11">
          <table:table-cell table:style-name="ce23" office:value-type="string" table:number-columns-spanned="19" table:number-rows-spanned="1">
            <text:p>C O N C E P T O S</text:p>
          </table:table-cell>
          <table:covered-table-cell table:number-columns-repeated="17" table:style-name="ce65"/>
          <table:covered-table-cell table:style-name="ce230"/>
          <table:table-cell table:style-name="ce244" office:value-type="string" table:number-columns-spanned="9" table:number-rows-spanned="1">
            <text:p>B O L I V A R E S</text:p>
          </table:table-cell>
          <table:covered-table-cell table:number-columns-repeated="7" table:style-name="ce84"/>
          <table:covered-table-cell table:style-name="ce298"/>
          <table:table-cell table:style-name="ce315"/>
          <table:table-cell table:style-name="ce46" table:number-columns-repeated="227"/>
        </table:table-row>
        <table:table-row table:style-name="ro6">
          <table:table-cell table:style-name="ce24" office:value-type="string">
            <text:p>1.</text:p>
          </table:table-cell>
          <table:table-cell table:style-name="ce59" office:value-type="string">
            <text:p>INSTITUTOS DOCENTES POR LA EDUCACION DEL CONTRIBUYENTE Y DESCENDIENTES NO MAYORES DE 25 AÑOS</text:p>
          </table:table-cell>
          <table:table-cell table:style-name="ce59" table:number-columns-repeated="16"/>
          <table:table-cell table:style-name="ce229"/>
          <table:table-cell table:style-name="ce245" office:value-type="string" office:string-value=" " table:number-columns-spanned="9" table:number-rows-spanned="1">
            <text:p><text:s text:c="2"/></text:p>
          </table:table-cell>
          <table:covered-table-cell table:number-columns-repeated="7" table:style-name="ce257"/>
          <table:covered-table-cell table:style-name="ce299"/>
          <table:table-cell table:style-name="ce315"/>
          <table:table-cell table:style-name="ce46" table:number-columns-repeated="227"/>
        </table:table-row>
        <table:table-row table:style-name="ro6">
          <table:table-cell table:style-name="ce24" office:value-type="string">
            <text:p>2.</text:p>
          </table:table-cell>
          <table:table-cell table:style-name="ce59" office:value-type="string">
            <text:p>PRIMAS DE SEGUROS DE HOSPITALIZACION, CIRUGIA Y MATERNIDAD</text:p>
          </table:table-cell>
          <table:table-cell table:style-name="ce59" table:number-columns-repeated="16"/>
          <table:table-cell table:style-name="ce229"/>
          <table:table-cell table:style-name="ce245" office:value-type="string" office:string-value=" " table:number-columns-spanned="9" table:number-rows-spanned="1">
            <text:p><text:s text:c="2"/></text:p>
          </table:table-cell>
          <table:covered-table-cell table:number-columns-repeated="7" table:style-name="ce257"/>
          <table:covered-table-cell table:style-name="ce299"/>
          <table:table-cell table:style-name="ce315"/>
          <table:table-cell table:style-name="ce46" table:number-columns-repeated="227"/>
        </table:table-row>
        <table:table-row table:style-name="ro6">
          <table:table-cell table:style-name="ce24" office:value-type="string">
            <text:p>3.</text:p>
          </table:table-cell>
          <table:table-cell table:style-name="ce59" office:value-type="string">
            <text:p>SERVICIOS MEDICOS ODONTOLOGICOS Y DE HOSPITALIZACION <text:s/>(INCLUYE CARGA FAMILIAR)</text:p>
          </table:table-cell>
          <table:table-cell table:style-name="ce59" table:number-columns-repeated="16"/>
          <table:table-cell table:style-name="ce229"/>
          <table:table-cell table:style-name="ce245" office:value-type="string" office:string-value=" " table:number-columns-spanned="9" table:number-rows-spanned="1">
            <text:p><text:s text:c="2"/></text:p>
          </table:table-cell>
          <table:covered-table-cell table:number-columns-repeated="7" table:style-name="ce257"/>
          <table:covered-table-cell table:style-name="ce299"/>
          <table:table-cell table:style-name="ce315"/>
          <table:table-cell table:style-name="ce46" table:number-columns-repeated="227"/>
        </table:table-row>
        <table:table-row table:style-name="ro9">
          <table:table-cell table:style-name="ce25" office:value-type="string">
            <text:p>4.</text:p>
          </table:table-cell>
          <table:table-cell table:style-name="ce66" office:value-type="string" table:number-columns-spanned="18" table:number-rows-spanned="1">
            <text:p>INTERESES PARA LA ADQUISICION DE LA VIVIENDA PRINCIPAL O DE LO PAGADO POR ALQUILER DE LA VIVIENDA QUE LE SIRVE DE ASIENTO PERMANENTE DEL HOGAR</text:p>
          </table:table-cell>
          <table:covered-table-cell table:number-columns-repeated="16" table:style-name="ce91"/>
          <table:covered-table-cell table:style-name="ce66"/>
          <table:table-cell table:style-name="ce245" office:value-type="string" office:string-value=" " table:number-columns-spanned="9" table:number-rows-spanned="1">
            <text:p><text:s text:c="2"/></text:p>
          </table:table-cell>
          <table:covered-table-cell table:number-columns-repeated="7" table:style-name="ce257"/>
          <table:covered-table-cell table:style-name="ce299"/>
          <table:table-cell table:style-name="ce318"/>
          <table:table-cell table:style-name="ce324" table:number-columns-repeated="227"/>
        </table:table-row>
        <table:table-row table:style-name="ro12">
          <table:table-cell table:style-name="ce26"/>
          <table:table-cell table:style-name="ce67" table:number-columns-repeated="3"/>
          <table:table-cell table:style-name="ce108" office:value-type="string">
            <text:p>TOTAL DESGRAVAMENES</text:p>
          </table:table-cell>
          <table:table-cell table:style-name="ce67" table:number-columns-repeated="3"/>
          <table:table-cell table:style-name="ce108" office:value-type="string">
            <text:p>(SUMA DEL 1 + ...................... + 4 )</text:p>
          </table:table-cell>
          <table:table-cell table:style-name="ce67" table:number-columns-repeated="7"/>
          <table:table-cell table:style-name="ce205" office:value-type="string">
            <text:p>C</text:p>
            <draw:custom-shape table:end-cell-address="BLANCO.Q40" table:end-x="0.444cm" table:end-y="0.449cm" draw:z-index="27" draw:style-name="gr6" draw:text-style-name="P2" svg:width="0.387cm" svg:height="0.342cm" svg:x="0.056cm" svg:y="0.10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3" office:value-type="string">
            <text:p>ä</text:p>
          </table:table-cell>
          <table:table-cell table:style-name="ce231"/>
          <table:table-cell table:style-name="ce246" table:formula="oooc:=SUM([.T36:.AB39])" office:value-type="float" office:value="0" table:number-columns-spanned="9" table:number-rows-spanned="1">
            <text:p><text:s/>- </text:p>
          </table:table-cell>
          <table:covered-table-cell table:number-columns-repeated="7" table:style-name="ce258"/>
          <table:covered-table-cell table:style-name="ce300"/>
          <table:table-cell table:style-name="ce315"/>
          <table:table-cell table:style-name="ce46" table:number-columns-repeated="227"/>
        </table:table-row>
        <table:table-row table:style-name="ro7">
          <table:table-cell table:style-name="ce27" office:value-type="string">
            <text:p><text:s text:c="2"/>D <text:s text:c="4"/>CONVERSION DE LOS DESGRAVAMENES ESTIMADOS EN <text:s text:c="4"/>C <text:s text:c="3"/>A UNIDADES TRIBUTARIAS <text:s/>(U.T.)</text:p>
            <draw:custom-shape table:end-cell-address="BLANCO.A41" table:end-x="0.443cm" table:end-y="0.29cm" draw:z-index="5" draw:style-name="gr6" draw:text-style-name="P2" svg:width="0.332cm" svg:height="0.263cm" svg:x="0.11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9" table:number-columns-repeated="5"/>
          <table:table-cell table:style-name="ce59">
            <draw:custom-shape table:end-cell-address="BLANCO.G41" table:end-x="0.667cm" table:end-y="0.29cm" draw:z-index="19" draw:style-name="gr6" draw:text-style-name="P2" svg:width="0.334cm" svg:height="0.263cm" svg:x="0.332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9" table:number-columns-repeated="11"/>
          <table:table-cell table:style-name="ce229"/>
          <table:table-cell table:style-name="ce59" table:number-columns-repeated="8"/>
          <table:table-cell table:style-name="ce291"/>
          <table:table-cell table:style-name="ce315"/>
          <table:table-cell table:style-name="ce46" table:number-columns-repeated="227"/>
        </table:table-row>
        <table:table-row table:style-name="ro6">
          <table:table-cell table:style-name="ce15"/>
          <table:table-cell table:style-name="ce58"/>
          <table:table-cell table:style-name="ce92" office:value-type="string">
            <text:p>TOTAL DESGRAVAMENES ESTIMADOS EN <text:s text:c="4"/>C</text:p>
          </table:table-cell>
          <table:table-cell table:style-name="ce58" table:number-columns-repeated="2"/>
          <table:table-cell table:style-name="ce58">
            <draw:custom-shape table:end-cell-address="BLANCO.F43" table:end-x="0.75cm" table:end-y="0.053cm" draw:z-index="39" draw:style-name="gr6" draw:text-style-name="P2" svg:width="0.335cm" svg:height="0.342cm" svg:x="0.414cm" svg:y="0.132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25"/>
          <table:table-cell table:style-name="ce125" office:value-type="string">
            <text:p>VALOR UNIDAD TRIBUTARIA PARA EL AÑO GRAVABLE</text:p>
          </table:table-cell>
          <table:table-cell table:style-name="ce125" table:number-columns-repeated="10"/>
          <table:table-cell table:style-name="ce232"/>
          <table:table-cell table:style-name="ce247" table:number-columns-spanned="9" table:number-rows-spanned="1"/>
          <table:covered-table-cell table:number-columns-repeated="7" table:style-name="ce259"/>
          <table:covered-table-cell table:style-name="ce301"/>
          <table:table-cell table:style-name="ce315"/>
          <table:table-cell table:style-name="ce46" table:number-columns-repeated="227"/>
        </table:table-row>
        <table:table-row table:style-name="ro10">
          <table:table-cell table:style-name="ce15"/>
          <table:table-cell table:style-name="ce58"/>
          <table:table-cell table:style-name="ce93" office:value-type="string">
            <text:p>Bs.</text:p>
          </table:table-cell>
          <table:table-cell table:style-name="ce101" table:formula="oooc:=[.T40]" office:value-type="float" office:value="0" table:number-columns-spanned="3" table:number-rows-spanned="1">
            <text:p><text:s/>- </text:p>
          </table:table-cell>
          <table:covered-table-cell table:number-columns-repeated="2" table:style-name="ce109"/>
          <table:table-cell table:style-name="ce116" office:value-type="string">
            <text:p>÷</text:p>
          </table:table-cell>
          <table:table-cell table:style-name="ce140" office:value-type="string">
            <text:p>Bs.</text:p>
          </table:table-cell>
          <table:table-cell table:style-name="ce101" table:formula="oooc:=+[.I32]" office:value-type="float" office:value="37632" table:number-columns-spanned="5" table:number-rows-spanned="1">
            <text:p>37.632,00 </text:p>
          </table:table-cell>
          <table:covered-table-cell table:number-columns-repeated="4" table:style-name="ce101"/>
          <table:table-cell table:style-name="ce180" table:number-columns-repeated="2"/>
          <table:table-cell table:style-name="ce198" office:value-type="string">
            <text:p>=</text:p>
          </table:table-cell>
          <table:table-cell table:style-name="ce206" office:value-type="string">
            <text:p>D</text:p>
            <draw:custom-shape table:end-cell-address="BLANCO.Q43" table:end-x="0.444cm" table:end-y="0.555cm" draw:z-index="28" draw:style-name="gr6" draw:text-style-name="P2" svg:width="0.387cm" svg:height="0.344cm" svg:x="0.056cm" svg:y="0.21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4" office:value-type="string">
            <text:p>ä</text:p>
          </table:table-cell>
          <table:table-cell table:style-name="ce232"/>
          <table:table-cell table:style-name="ce248" table:formula="oooc:=[.D43]/[.I43]" office:value-type="float" office:value="0" table:number-columns-spanned="7" table:number-rows-spanned="1">
            <text:p><text:s/>- </text:p>
          </table:table-cell>
          <table:covered-table-cell table:number-columns-repeated="6" table:style-name="ce109"/>
          <table:table-cell table:style-name="ce279" office:value-type="string" table:number-columns-spanned="2" table:number-rows-spanned="1">
            <text:p>U.T.</text:p>
          </table:table-cell>
          <table:covered-table-cell table:style-name="ce279"/>
          <table:table-cell table:style-name="ce315"/>
          <table:table-cell table:style-name="ce46" table:number-columns-repeated="227"/>
        </table:table-row>
        <table:table-row table:style-name="ro7">
          <table:table-cell table:style-name="ce28" office:value-type="string">
            <text:p><text:s text:c="2"/>E <text:s text:c="4"/>DESGRAVAMEN UNICO <text:s text:c="2"/>(NO CONSIDERE OTRO DESGRAVAMEN )</text:p>
            <draw:custom-shape table:end-cell-address="BLANCO.A44" table:end-x="0.443cm" table:end-y="0.291cm" draw:z-index="6" draw:style-name="gr6" draw:text-style-name="P2" svg:width="0.332cm" svg:height="0.263cm" svg:x="0.11cm" svg:y="0.02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68" table:number-columns-repeated="5"/>
          <table:table-cell table:style-name="ce126" table:number-columns-repeated="11"/>
          <table:table-cell table:style-name="ce215"/>
          <table:table-cell table:style-name="ce233"/>
          <table:table-cell table:style-name="ce126" table:number-columns-repeated="8"/>
          <table:table-cell table:style-name="ce302"/>
          <table:table-cell table:style-name="ce315"/>
          <table:table-cell table:style-name="ce46" table:number-columns-repeated="227"/>
        </table:table-row>
        <table:table-row table:style-name="ro9">
          <table:table-cell table:style-name="ce29" office:value-type="string">
            <text:p>1.</text:p>
          </table:table-cell>
          <table:table-cell table:style-name="ce69" office:value-type="string">
            <text:p>MONTO FIJO DEL DESGRAVAMEN <text:s text:c="2"/>(ART. 61 DE LA LEY )</text:p>
          </table:table-cell>
          <table:table-cell table:style-name="ce72" table:number-columns-repeated="4"/>
          <table:table-cell table:style-name="ce127" table:number-columns-repeated="10"/>
          <table:table-cell table:style-name="ce207" office:value-type="string">
            <text:p>E</text:p>
            <draw:custom-shape table:end-cell-address="BLANCO.Q45" table:end-x="0.471cm" table:end-y="0.451cm" draw:z-index="29" draw:style-name="gr6" draw:text-style-name="P2" svg:width="0.387cm" svg:height="0.343cm" svg:x="0.083cm" svg:y="0.10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6" office:value-type="string">
            <text:p>ä</text:p>
          </table:table-cell>
          <table:table-cell table:style-name="ce234"/>
          <table:table-cell table:style-name="ce249" table:formula="oooc:=IF([.T40]&gt;0;0;774)" office:value-type="float" office:value="774" table:number-columns-spanned="7" table:number-rows-spanned="1">
            <text:p>774,00 </text:p>
          </table:table-cell>
          <table:covered-table-cell table:number-columns-repeated="6" table:style-name="ce260"/>
          <table:table-cell table:style-name="ce280" office:value-type="string" table:number-columns-spanned="2" table:number-rows-spanned="1">
            <text:p><text:s/>U.T.</text:p>
          </table:table-cell>
          <table:covered-table-cell table:style-name="ce303"/>
          <table:table-cell table:style-name="ce319"/>
          <table:table-cell table:style-name="ce325" table:number-columns-repeated="227"/>
        </table:table-row>
        <table:table-row table:style-name="ro11">
          <table:table-cell table:style-name="ce15"/>
          <table:table-cell table:style-name="ce58" office:value-type="string">
            <text:p>REMUNERACIONES DETERMINADAS EN <text:s text:c="3"/>B</text:p>
          </table:table-cell>
          <table:table-cell table:style-name="ce92"/>
          <table:table-cell table:style-name="ce58" table:number-columns-repeated="3"/>
          <table:table-cell table:style-name="ce125" office:value-type="string">
            <text:p>DESGRAVAMENES DETERMINADOS EN <text:s text:c="3"/>D <text:s text:c="3"/>O EN <text:s text:c="3"/>E</text:p>
          </table:table-cell>
          <table:table-cell table:style-name="ce125" table:number-columns-repeated="2"/>
          <table:table-cell table:style-name="ce125">
            <draw:custom-shape table:end-cell-address="BLANCO.J46" table:end-x="1.106cm" table:end-y="0.351cm" draw:z-index="18" draw:style-name="gr6" draw:text-style-name="P2" svg:width="0.332cm" svg:height="0.27cm" svg:x="0.773cm" svg:y="0.0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25">
            <draw:custom-shape table:end-cell-address="BLANCO.L46" table:end-x="0.278cm" table:end-y="0.351cm" draw:z-index="40" draw:style-name="gr6" draw:text-style-name="P2" svg:width="0.387cm" svg:height="0.27cm" svg:x="0.442cm" svg:y="0.0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25" table:number-columns-repeated="7"/>
          <table:table-cell table:style-name="ce232"/>
          <table:table-cell table:style-name="ce125" table:number-columns-repeated="8"/>
          <table:table-cell table:style-name="ce297"/>
          <table:table-cell table:style-name="ce315"/>
          <table:table-cell table:style-name="ce46" table:number-columns-repeated="227"/>
        </table:table-row>
        <table:table-row table:style-name="ro10">
          <table:table-cell table:style-name="ce15"/>
          <table:table-cell table:style-name="ce70" table:formula="oooc:=[.T32]" office:value-type="float" office:value="0" table:number-columns-spanned="3" table:number-rows-spanned="1">
            <text:p><text:s/>- </text:p>
          </table:table-cell>
          <table:covered-table-cell table:number-columns-repeated="2" table:style-name="ce94"/>
          <table:table-cell table:style-name="ce110" office:value-type="string">
            <text:p>U.T.</text:p>
          </table:table-cell>
          <table:table-cell table:style-name="ce116" office:value-type="string">
            <text:p>-</text:p>
          </table:table-cell>
          <table:table-cell table:style-name="ce70" table:formula="oooc:=+IF([.T43]=0;[.T45];[.T43])" office:value-type="float" office:value="774" table:number-columns-spanned="3" table:number-rows-spanned="1">
            <text:p>774,00 </text:p>
          </table:table-cell>
          <table:covered-table-cell table:number-columns-repeated="2" table:style-name="ce94"/>
          <table:table-cell table:style-name="ce163" office:value-type="string" office:string-value="U.T." table:number-columns-spanned="4" table:number-rows-spanned="1">
            <text:p>U.T. </text:p>
          </table:table-cell>
          <table:covered-table-cell table:number-columns-repeated="3" table:style-name="ce169"/>
          <table:table-cell table:style-name="ce125" table:number-columns-repeated="2"/>
          <table:table-cell table:style-name="ce198" office:value-type="string">
            <text:p>=</text:p>
          </table:table-cell>
          <table:table-cell table:style-name="ce206" office:value-type="string">
            <text:p>F</text:p>
            <draw:custom-shape table:end-cell-address="BLANCO.Q47" table:end-x="0.471cm" table:end-y="0.609cm" draw:z-index="30" draw:style-name="gr6" draw:text-style-name="P2" svg:width="0.387cm" svg:height="0.344cm" svg:x="0.083cm" svg:y="0.26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7" office:value-type="string">
            <text:p>ä</text:p>
          </table:table-cell>
          <table:table-cell table:style-name="ce232"/>
          <table:table-cell table:style-name="ce250" table:formula="oooc:=[.B47]-[.G47]" office:value-type="float" office:value="-774" table:number-columns-spanned="7" table:number-rows-spanned="1">
            <text:p><text:s/>(774,00)</text:p>
          </table:table-cell>
          <table:covered-table-cell table:number-columns-repeated="6" table:style-name="ce94"/>
          <table:table-cell table:style-name="ce279" office:value-type="string" table:number-columns-spanned="2" table:number-rows-spanned="1">
            <text:p>U.T.</text:p>
          </table:table-cell>
          <table:covered-table-cell table:style-name="ce279"/>
          <table:table-cell table:style-name="ce315"/>
          <table:table-cell table:style-name="ce46" table:number-columns-repeated="227"/>
        </table:table-row>
        <table:table-row table:style-name="ro7">
          <table:table-cell table:style-name="ce30"/>
          <table:table-cell table:style-name="ce71" office:value-type="string">
            <text:p>NOTA: <text:s text:c="2"/>SI EL MONTO RESULTANTE EN <text:s text:c="3"/>F <text:s text:c="3"/>ES NEGATIVO, FIRME EL FORMULARIO Y ENTREGUELO A SU AGENTE DE RETENCION</text:p>
          </table:table-cell>
          <table:table-cell table:style-name="ce71" table:number-columns-repeated="4"/>
          <table:table-cell table:style-name="ce128" table:number-columns-repeated="21"/>
          <table:table-cell table:style-name="ce304"/>
          <table:table-cell table:style-name="ce315"/>
          <table:table-cell table:style-name="ce46" table:number-columns-repeated="227"/>
        </table:table-row>
        <table:table-row table:style-name="ro7">
          <table:table-cell table:style-name="ce22" office:value-type="string">
            <text:p><text:s text:c="2"/>G <text:s text:c="4"/>CALCULO DEL IMPUESTO ESTIMADO PARA EL AÑO GRAVABLE</text:p>
            <draw:custom-shape table:end-cell-address="BLANCO.A49" table:end-x="0.443cm" table:end-y="0.291cm" draw:z-index="7" draw:style-name="gr6" draw:text-style-name="P2" svg:width="0.332cm" svg:height="0.263cm" svg:x="0.11cm" svg:y="0.02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 table:number-columns-repeated="5"/>
          <table:table-cell table:style-name="ce125" table:number-columns-repeated="21"/>
          <table:table-cell table:style-name="ce297"/>
          <table:table-cell table:style-name="ce315"/>
          <table:table-cell table:style-name="ce46" table:number-columns-repeated="227"/>
        </table:table-row>
        <table:table-row table:style-name="ro7">
          <table:table-cell table:style-name="ce22" office:value-type="string">
            <text:p><text:s text:c="10"/>NOTA:</text:p>
          </table:table-cell>
          <table:table-cell table:style-name="ce58"/>
          <table:table-cell table:style-name="ce58" office:value-type="string">
            <text:p>PARA ESTE FIN, BUSQUE EN LA TABLA LA FRACCION DE ENRIQUECIMIENTO DONDE SE UBIQUE EL MONTO DE LA CASILLA <text:s text:c="3"/>F <text:s text:c="2"/>MULTIPLIQUE ESTE POR EL PORCENTAJE</text:p>
          </table:table-cell>
          <table:table-cell table:style-name="ce58" table:number-columns-repeated="3"/>
          <table:table-cell table:style-name="ce125" table:number-columns-repeated="8"/>
          <table:table-cell table:style-name="ce125">
            <draw:custom-shape table:end-cell-address="BLANCO.O50" table:end-x="0.582cm" table:end-y="0.318cm" draw:z-index="17" draw:style-name="gr6" draw:text-style-name="P2" svg:width="0.415cm" svg:height="0.264cm" svg:x="0.166cm" svg:y="0.05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25" table:number-columns-repeated="12"/>
          <table:table-cell table:style-name="ce297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58"/>
          <table:table-cell table:style-name="ce58" office:value-type="string">
            <text:p>QUE CORRESPONDA Y RESTE EL SUSTRAENDO RESPECTIVO Y ESCRIBA SEGUIDAMENTE EL RESULTADO</text:p>
          </table:table-cell>
          <table:table-cell table:style-name="ce58" table:number-columns-repeated="3"/>
          <table:table-cell table:style-name="ce125" table:number-columns-repeated="21"/>
          <table:table-cell table:style-name="ce297"/>
          <table:table-cell table:style-name="ce315"/>
          <table:table-cell table:style-name="ce46" table:number-columns-repeated="227"/>
        </table:table-row>
        <table:table-row table:style-name="ro13">
          <table:table-cell table:style-name="ce31"/>
          <table:table-cell table:style-name="ce72" table:number-columns-repeated="3"/>
          <table:table-cell table:style-name="ce69" office:value-type="string">
            <text:p>TOTAL DE IMPUESTO DEL AÑO GRAVABLE</text:p>
          </table:table-cell>
          <table:table-cell table:style-name="ce72"/>
          <table:table-cell table:style-name="ce129"/>
          <table:table-cell table:style-name="ce127" table:number-columns-repeated="9"/>
          <table:table-cell table:style-name="ce207" office:value-type="string">
            <text:p>G</text:p>
            <draw:custom-shape table:end-cell-address="BLANCO.Q52" table:end-x="0.471cm" table:end-y="0.424cm" draw:z-index="31" draw:style-name="gr6" draw:text-style-name="P2" svg:width="0.387cm" svg:height="0.343cm" svg:x="0.083cm" svg:y="0.0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14" office:value-type="string">
            <text:p>ä</text:p>
          </table:table-cell>
          <table:table-cell table:style-name="ce127"/>
          <table:table-cell table:style-name="ce249" table:formula="oooc:=IF([.T47]&lt;=1000;[.T47]*[.J74];IF(AND([.T47]&gt;1000;[.T47]&lt;=1500);([.T47]*[.J75])-[.Z75];IF(AND([.T47]&gt;1500;[.T47]&lt;=2000);([.T47]*[.J76])-[.Z76];IF(AND([.T47]&gt;2000;[.T47]&lt;=2500);([.T47]*[.J77])-[.Z77];IF(AND([.T47]&gt;2500;[.T47]&lt;=3000);([.T47]*[.J78])-[.Z78];IF(AND([.T47]&gt;3000;[.T47]&lt;=4000);([.T47]*[.J79])-[.Z79];IF(AND([.T47]&gt;4000;[.T47]&lt;=6000);([.T47]*[.J80])-[.Z80];([.T47]*[.J81])-[.Z81])))))))" office:value-type="float" office:value="-46.44" table:number-columns-spanned="7" table:number-rows-spanned="1">
            <text:p><text:s/>(46,44)</text:p>
          </table:table-cell>
          <table:covered-table-cell table:number-columns-repeated="6" table:style-name="ce260"/>
          <table:table-cell table:style-name="ce281" office:value-type="string" table:number-columns-spanned="2" table:number-rows-spanned="1">
            <text:p>U.T.</text:p>
          </table:table-cell>
          <table:covered-table-cell table:style-name="ce305"/>
          <table:table-cell table:style-name="ce319"/>
          <table:table-cell table:style-name="ce325" table:number-columns-repeated="227"/>
        </table:table-row>
        <table:table-row table:style-name="ro7">
          <table:table-cell table:style-name="ce32" office:value-type="string">
            <text:p><text:s text:c="2"/>H <text:s text:c="4"/>REBAJAS AL IMPUESTO DETERMINADO EN <text:s text:c="4"/>G <text:s text:c="4"/>(EXPRESADAS EN UNIDADES TRIBUTARIAS <text:s text:c="2"/>U.T.)</text:p>
            <draw:custom-shape table:end-cell-address="BLANCO.A53" table:end-x="0.443cm" table:end-y="0.291cm" draw:z-index="8" draw:style-name="gr6" draw:text-style-name="P2" svg:width="0.332cm" svg:height="0.264cm" svg:x="0.11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68" table:number-columns-repeated="4"/>
          <table:table-cell table:style-name="ce68">
            <draw:custom-shape table:end-cell-address="BLANCO.F53" table:end-x="1.108cm" table:end-y="0.318cm" draw:z-index="14" draw:style-name="gr6" draw:text-style-name="P2" svg:width="0.332cm" svg:height="0.263cm" svg:x="0.775cm" svg:y="0.0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26" table:number-columns-repeated="21"/>
          <table:table-cell table:style-name="ce302"/>
          <table:table-cell table:style-name="ce315"/>
          <table:table-cell table:style-name="ce46" table:number-columns-repeated="227"/>
        </table:table-row>
        <table:table-row table:style-name="ro6">
          <table:table-cell table:style-name="ce33" office:value-type="string">
            <text:p>1.</text:p>
          </table:table-cell>
          <table:table-cell table:style-name="ce58" office:value-type="string">
            <text:p>REBAJA PERSONA NATURAL</text:p>
          </table:table-cell>
          <table:table-cell table:style-name="ce58" table:number-columns-repeated="2"/>
          <table:table-cell table:style-name="ce58" office:value-type="string">
            <text:p>(ART. <text:s/>63 DE LA LEY)</text:p>
          </table:table-cell>
          <table:table-cell table:style-name="ce58"/>
          <table:table-cell table:style-name="ce125" table:number-columns-repeated="4"/>
          <table:table-cell table:style-name="ce170" office:value-type="float" office:value="10" table:number-columns-spanned="7" table:number-rows-spanned="1">
            <text:p>10 </text:p>
          </table:table-cell>
          <table:covered-table-cell table:number-columns-repeated="6" table:style-name="ce94"/>
          <table:table-cell table:style-name="ce218" office:value-type="string">
            <text:p><text:s text:c="2"/>U.T.</text:p>
          </table:table-cell>
          <table:table-cell table:style-name="ce235"/>
          <table:table-cell table:style-name="ce125" table:number-columns-repeated="8"/>
          <table:table-cell table:style-name="ce297"/>
          <table:table-cell table:style-name="ce315"/>
          <table:table-cell table:style-name="ce46" table:number-columns-repeated="227"/>
        </table:table-row>
        <table:table-row table:style-name="ro14">
          <table:table-cell table:style-name="ce33" office:value-type="string">
            <text:p>2.</text:p>
          </table:table-cell>
          <table:table-cell table:style-name="ce58" office:value-type="string">
            <text:p>CARGA FAMILIAR <text:s/>(VER INSTRUCTIVO ) <text:s text:c="2"/>CANTIDAD</text:p>
          </table:table-cell>
          <table:table-cell table:style-name="ce58" table:number-columns-repeated="4"/>
          <table:table-cell table:style-name="ce130" office:value-type="float" office:value="0">
            <text:p>0</text:p>
          </table:table-cell>
          <table:table-cell table:style-name="ce141" office:value-type="string">
            <text:p><text:s text:c="3"/>X <text:s text:c="2"/>=</text:p>
          </table:table-cell>
          <table:table-cell table:style-name="ce154"/>
          <table:table-cell table:style-name="ce125"/>
          <table:table-cell table:style-name="ce171" table:formula="oooc:=[.G55]*10" office:value-type="float" office:value="0" table:number-columns-spanned="7" table:number-rows-spanned="1">
            <text:p><text:s/>- </text:p>
          </table:table-cell>
          <table:covered-table-cell table:number-columns-repeated="6" table:style-name="ce178"/>
          <table:table-cell table:style-name="ce218" office:value-type="string">
            <text:p><text:s text:c="2"/>U.T.</text:p>
          </table:table-cell>
          <table:table-cell table:style-name="ce235"/>
          <table:table-cell table:style-name="ce125" table:number-columns-repeated="8"/>
          <table:table-cell table:style-name="ce297"/>
          <table:table-cell table:style-name="ce315"/>
          <table:table-cell table:style-name="ce46" table:number-columns-repeated="227"/>
        </table:table-row>
        <table:table-row table:style-name="ro14">
          <table:table-cell table:style-name="ce33" office:value-type="string">
            <text:p>3.</text:p>
          </table:table-cell>
          <table:table-cell table:style-name="ce58" office:value-type="string">
            <text:p>IMPUESTOS RETENIDOS DE MAS EN AÑOS ANTERIORES</text:p>
          </table:table-cell>
          <table:table-cell table:style-name="ce58" table:number-columns-repeated="4"/>
          <table:table-cell table:style-name="ce125" table:number-columns-repeated="21"/>
          <table:table-cell table:style-name="ce297"/>
          <table:table-cell table:style-name="ce315"/>
          <table:table-cell table:style-name="ce46" table:number-columns-repeated="227"/>
        </table:table-row>
        <table:table-row table:style-name="ro15">
          <table:table-cell table:style-name="ce33"/>
          <table:table-cell table:style-name="ce73" office:value-type="string">
            <text:p>Bs. </text:p>
          </table:table-cell>
          <table:table-cell table:style-name="ce95" office:value-type="float" office:value="0">
            <text:p>0</text:p>
          </table:table-cell>
          <table:table-cell table:style-name="ce102"/>
          <table:table-cell table:style-name="ce58"/>
          <table:table-cell table:style-name="ce117"/>
          <table:table-cell table:style-name="ce125" office:value-type="string">
            <text:p><text:s/>Bs.</text:p>
          </table:table-cell>
          <table:table-cell table:style-name="ce142" table:formula="oooc:=+[.I43]" office:value-type="float" office:value="37632">
            <text:p>37.632 </text:p>
          </table:table-cell>
          <table:table-cell table:style-name="ce125"/>
          <table:table-cell table:style-name="ce164" office:value-type="string">
            <text:p>=</text:p>
          </table:table-cell>
          <table:table-cell table:style-name="ce172" table:formula="oooc:=+[.C57]/[.H57]" office:value-type="float" office:value="0" table:number-columns-spanned="7" table:number-rows-spanned="1">
            <text:p><text:s/>- </text:p>
          </table:table-cell>
          <table:covered-table-cell table:number-columns-repeated="6" table:style-name="ce178"/>
          <table:table-cell table:style-name="ce219" office:value-type="string">
            <text:p><text:s text:c="2"/>U.T.</text:p>
          </table:table-cell>
          <table:table-cell table:style-name="ce236"/>
          <table:table-cell table:style-name="ce125" table:number-columns-repeated="8"/>
          <table:table-cell table:style-name="ce297"/>
          <table:table-cell table:style-name="ce315"/>
          <table:table-cell table:style-name="ce46" table:number-columns-repeated="227"/>
        </table:table-row>
        <table:table-row table:style-name="ro12">
          <table:table-cell table:style-name="ce34"/>
          <table:table-cell table:style-name="ce74" table:number-columns-repeated="3"/>
          <table:table-cell table:style-name="ce77" office:value-type="string">
            <text:p>TOTAL REBAJAS <text:s text:c="3"/>(1 + 2 + 3)</text:p>
          </table:table-cell>
          <table:table-cell table:style-name="ce74"/>
          <table:table-cell table:style-name="ce131" table:number-columns-repeated="10"/>
          <table:table-cell table:style-name="ce208" office:value-type="string">
            <text:p>H</text:p>
            <draw:custom-shape table:end-cell-address="BLANCO.Q58" table:end-x="0.471cm" table:end-y="0.397cm" draw:z-index="32" draw:style-name="gr6" draw:text-style-name="P2" svg:width="0.387cm" svg:height="0.342cm" svg:x="0.083cm" svg:y="0.0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20" office:value-type="string">
            <text:p>ä</text:p>
          </table:table-cell>
          <table:table-cell table:style-name="ce237"/>
          <table:table-cell table:style-name="ce251" table:formula="oooc:=[.K57]+[.K55]+[.K54]" office:value-type="float" office:value="10" table:number-columns-spanned="7" table:number-rows-spanned="1">
            <text:p>10,00 </text:p>
          </table:table-cell>
          <table:covered-table-cell table:number-columns-repeated="6" table:style-name="ce260"/>
          <table:table-cell table:style-name="ce282" office:value-type="string" table:number-columns-spanned="2" table:number-rows-spanned="1">
            <text:p>U.T.</text:p>
          </table:table-cell>
          <table:covered-table-cell table:style-name="ce306"/>
          <table:table-cell table:style-name="ce319"/>
          <table:table-cell table:style-name="ce325" table:number-columns-repeated="227"/>
        </table:table-row>
        <table:table-row table:style-name="ro12">
          <table:table-cell table:style-name="ce35" office:value-type="string">
            <text:p><text:s text:c="2"/>I <text:s text:c="4"/>IMPUESTO <text:s text:c="2"/>(ESTIMADO ) <text:s text:c="2"/>A RETENER EN EL AÑO GRAVABLE</text:p>
            <draw:custom-shape table:end-cell-address="BLANCO.A59" table:end-x="0.388cm" table:end-y="0.37cm" draw:z-index="9" draw:style-name="gr6" draw:text-style-name="P2" svg:width="0.332cm" svg:height="0.264cm" svg:x="0.055cm" svg:y="0.105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75" table:number-columns-repeated="5"/>
          <table:table-cell table:style-name="ce132" table:number-columns-repeated="4"/>
          <table:table-cell table:style-name="ce173" table:number-columns-repeated="2"/>
          <table:table-cell table:style-name="ce173" office:value-type="string">
            <text:p>G</text:p>
            <draw:custom-shape table:end-cell-address="BLANCO.M59" table:end-x="0.472cm" table:end-y="0.396cm" draw:z-index="35" draw:style-name="gr6" draw:text-style-name="P2" svg:width="0.387cm" svg:height="0.341cm" svg:x="0.084cm" svg:y="0.0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81" office:value-type="string">
            <text:p>-</text:p>
          </table:table-cell>
          <table:table-cell table:style-name="ce173" office:value-type="string">
            <text:p>H</text:p>
            <draw:custom-shape table:end-cell-address="BLANCO.O59" table:end-x="0.472cm" table:end-y="0.396cm" draw:z-index="34" draw:style-name="gr6" draw:text-style-name="P2" svg:width="0.388cm" svg:height="0.341cm" svg:x="0.083cm" svg:y="0.0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99" office:value-type="string">
            <text:p>=</text:p>
          </table:table-cell>
          <table:table-cell table:style-name="ce173" office:value-type="string">
            <text:p>I</text:p>
            <draw:custom-shape table:end-cell-address="BLANCO.Q59" table:end-x="0.471cm" table:end-y="0.396cm" draw:z-index="33" draw:style-name="gr6" draw:text-style-name="P2" svg:width="0.387cm" svg:height="0.341cm" svg:x="0.083cm" svg:y="0.05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221" office:value-type="string">
            <text:p>ä</text:p>
          </table:table-cell>
          <table:table-cell table:style-name="ce238"/>
          <table:table-cell table:style-name="ce252" table:formula="oooc:=+IF([.T52]&lt;[.T58];0;[.T52]-[.T58])" office:value-type="float" office:value="0" table:number-columns-spanned="7" table:number-rows-spanned="1">
            <text:p><text:s/>- </text:p>
          </table:table-cell>
          <table:covered-table-cell table:number-columns-repeated="6" table:style-name="ce261"/>
          <table:table-cell table:style-name="ce283" office:value-type="string" table:number-columns-spanned="2" table:number-rows-spanned="1">
            <text:p>U.T.</text:p>
          </table:table-cell>
          <table:covered-table-cell table:style-name="ce283"/>
          <table:table-cell table:style-name="ce319"/>
          <table:table-cell table:style-name="ce325" table:number-columns-repeated="227"/>
        </table:table-row>
        <table:table-row table:style-name="ro7">
          <table:table-cell table:style-name="ce22" office:value-type="string">
            <text:p><text:s text:c="2"/>J <text:s text:c="3"/>PORCENTAJE DE RETENCION INICIAL</text:p>
            <draw:custom-shape table:end-cell-address="BLANCO.A60" table:end-x="0.443cm" table:end-y="0.29cm" draw:z-index="10" draw:style-name="gr6" draw:text-style-name="P2" svg:width="0.332cm" svg:height="0.263cm" svg:x="0.11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 table:number-columns-repeated="5"/>
          <table:table-cell table:style-name="ce125" table:number-columns-repeated="21"/>
          <table:table-cell table:style-name="ce297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76" office:value-type="string">
            <text:p>CALCULE EL PORCENTAJE INICIAL DE RETENCION APLICABLE SOBRE CADA PAGO O ABONO EN CUENTA QUE LE EFECTUEN EN EL AÑO GRAVABLE MEDIANTE LA SIGUIENTE EXPRESION</text:p>
          </table:table-cell>
          <table:table-cell table:style-name="ce58" table:number-columns-repeated="4"/>
          <table:table-cell table:style-name="ce125" table:number-columns-repeated="21"/>
          <table:table-cell table:style-name="ce297"/>
          <table:table-cell table:style-name="ce315"/>
          <table:table-cell table:style-name="ce46" table:number-columns-repeated="227"/>
        </table:table-row>
        <table:table-row table:style-name="ro16">
          <table:table-cell table:style-name="ce36"/>
          <table:table-cell table:style-name="ce77"/>
          <table:table-cell table:style-name="ce96" office:value-type="string">
            <text:p>J</text:p>
            <draw:custom-shape table:end-cell-address="BLANCO.D62" table:end-x="0.058cm" table:end-y="0.476cm" draw:z-index="38" draw:style-name="gr6" draw:text-style-name="P2" svg:width="0.333cm" svg:height="0.263cm" svg:x="1.104cm" svg:y="0.212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03" office:value-type="string">
            <text:p>ä</text:p>
          </table:table-cell>
          <table:table-cell table:style-name="ce111" office:value-type="string">
            <text:p>%</text:p>
          </table:table-cell>
          <table:table-cell table:style-name="ce118" office:value-type="string" table:number-columns-spanned="2" table:number-rows-spanned="1">
            <text:p><text:s text:c="2"/>TOTAL CASILLA <text:s text:c="2"/>I <text:s text:c="3"/><text:span text:style-name="T2"><text:s text:c="7"/>TOTAL CASILLA <text:s text:c="2"/>B</text:span></text:p>
          </table:table-cell>
          <table:covered-table-cell table:style-name="ce133">
            <draw:custom-shape table:end-cell-address="BLANCO.G62" table:end-x="1.301cm" table:end-y="0.291cm" draw:z-index="15" draw:style-name="gr6" draw:text-style-name="P2" svg:width="0.333cm" svg:height="0.262cm" svg:x="0.967cm" svg:y="0.02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table:end-cell-address="BLANCO.G62" table:end-x="1.246cm" table:end-y="0.687cm" draw:z-index="16" draw:style-name="gr6" draw:text-style-name="P2" svg:width="0.333cm" svg:height="0.262cm" svg:x="0.912cm" svg:y="0.424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covered-table-cell>
          <table:table-cell table:style-name="ce143" office:value-type="string">
            <text:p><text:s/>X 100 <text:s/>=</text:p>
          </table:table-cell>
          <table:table-cell table:style-name="ce155" table:formula="oooc:=[.T59]" office:value-type="float" office:value="0" table:number-columns-spanned="5" table:number-rows-spanned="1">
            <text:p><text:s/>- </text:p>
          </table:table-cell>
          <table:covered-table-cell table:number-columns-repeated="4" table:style-name="ce165"/>
          <table:table-cell table:style-name="ce182"/>
          <table:table-cell table:style-name="ce165" office:value-type="string">
            <text:p>X 100 =</text:p>
          </table:table-cell>
          <table:table-cell table:style-name="ce143"/>
          <table:table-cell table:style-name="ce209" table:formula="oooc:=[.T59]/[.T32]*100" office:value-type="float" office:value="0" table:number-columns-spanned="4" table:number-rows-spanned="1">
            <text:p>#VALUE!</text:p>
          </table:table-cell>
          <table:covered-table-cell table:number-columns-repeated="3" table:style-name="ce222"/>
          <table:table-cell table:style-name="ce262" office:value-type="string">
            <text:p>%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267"/>
          <table:table-cell table:style-name="ce143" table:number-columns-repeated="2"/>
          <table:table-cell table:style-name="ce307"/>
          <table:table-cell table:style-name="ce320"/>
          <table:table-cell table:style-name="ce326" table:number-columns-repeated="227"/>
        </table:table-row>
        <table:table-row table:style-name="ro6">
          <table:table-cell table:style-name="ce36"/>
          <table:table-cell table:style-name="ce77"/>
          <table:table-cell table:style-name="ce96"/>
          <table:table-cell table:style-name="ce104"/>
          <table:table-cell table:style-name="ce111"/>
          <table:table-cell table:style-name="ce118"/>
          <table:table-cell table:style-name="ce133"/>
          <table:table-cell table:style-name="ce143"/>
          <table:table-cell table:style-name="ce156" table:formula="oooc:=[.T32]" office:value-type="float" office:value="0" table:number-columns-spanned="5" table:number-rows-spanned="1">
            <text:p><text:s/>- </text:p>
          </table:table-cell>
          <table:covered-table-cell table:number-columns-repeated="4" table:style-name="ce165"/>
          <table:table-cell table:style-name="ce182"/>
          <table:table-cell table:style-name="ce165"/>
          <table:table-cell table:style-name="ce143"/>
          <table:table-cell table:style-name="ce209"/>
          <table:table-cell table:style-name="ce223" table:number-columns-repeated="2"/>
          <table:table-cell table:style-name="ce165"/>
          <table:table-cell table:style-name="ce143" table:number-columns-repeated="7"/>
          <table:table-cell table:style-name="ce307"/>
          <table:table-cell table:style-name="ce320"/>
          <table:table-cell table:style-name="ce326" table:number-columns-repeated="227"/>
        </table:table-row>
        <table:table-row table:style-name="ro7">
          <table:table-cell table:style-name="ce37" office:value-type="string">
            <text:p>EN CASO DE PRESENTAR VARIACION EN LOS DATOS DETERMINANTES DEL PORCENTAJE INICIAL <text:s text:c="2"/>J <text:s text:c="2"/>, CALCULE EL NUEVO PORCENTAJE APLICABLE PARA EL RESTO DEL AÑO</text:p>
          </table:table-cell>
          <table:table-cell table:style-name="ce78" table:number-columns-repeated="6"/>
          <table:table-cell table:style-name="ce78">
            <draw:custom-shape table:end-cell-address="BLANCO.H64" table:end-x="1.134cm" table:end-y="0.265cm" draw:z-index="12" draw:style-name="gr6" draw:text-style-name="P2" svg:width="0.332cm" svg:height="0.263cm" svg:x="0.801cm" svg:y="0.001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78" table:number-columns-repeated="19"/>
          <table:table-cell table:style-name="ce292"/>
          <table:table-cell table:style-name="ce315"/>
          <table:table-cell table:style-name="ce46" table:number-columns-repeated="227"/>
        </table:table-row>
        <table:table-row table:style-name="ro7">
          <table:table-cell table:style-name="ce15" office:value-type="string">
            <text:p>GRAVABLE, EN EL RECUADRO <text:s text:c="5"/>K</text:p>
          </table:table-cell>
          <table:table-cell table:style-name="ce58" table:number-columns-repeated="2"/>
          <table:table-cell table:style-name="ce58">
            <draw:custom-shape table:end-cell-address="BLANCO.D65" table:end-x="0.747cm" table:end-y="0.29cm" draw:z-index="13" draw:style-name="gr6" draw:text-style-name="P2" svg:width="0.332cm" svg:height="0.263cm" svg:x="0.414cm" svg:y="0.02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8" table:number-columns-repeated="23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38" office:value-type="string">
            <text:p><text:s text:c="2"/>K <text:s text:c="4"/>PORCENTAJE POR VARIACION EN LOS DATOS APLICABLES PARA EL RESTO DEL AÑO GRAVABLE</text:p>
            <draw:custom-shape table:end-cell-address="BLANCO.A66" table:end-x="0.443cm" table:end-y="0.291cm" draw:z-index="11" draw:style-name="gr6" draw:text-style-name="P2" svg:width="0.332cm" svg:height="0.263cm" svg:x="0.11cm" svg:y="0.02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50" table:number-columns-repeated="26"/>
          <table:table-cell table:style-name="ce308"/>
          <table:table-cell table:style-name="ce315"/>
          <table:table-cell table:style-name="ce46" table:number-columns-repeated="227"/>
        </table:table-row>
        <table:table-row table:style-name="ro7">
          <table:table-cell table:style-name="ce39" office:value-type="string">
            <text:p><text:s text:c="11"/>EN CASO DE VARIACION DE LOS DATOS, INDIQUE A CONTINUACION LA SIGUIENTE INFORMACION:</text:p>
          </table:table-cell>
          <table:table-cell table:style-name="ce58" table:number-columns-repeated="26"/>
          <table:table-cell table:style-name="ce290"/>
          <table:table-cell table:style-name="ce315"/>
          <table:table-cell table:style-name="ce46" table:number-columns-repeated="227"/>
        </table:table-row>
        <table:table-row table:style-name="ro13">
          <table:table-cell table:style-name="ce34" office:value-type="string">
            <text:p>1.</text:p>
          </table:table-cell>
          <table:table-cell table:style-name="ce74" office:value-type="string">
            <text:p>TOTAL DE IMPUESTO QUE LE HAN RETENIDO HASTA LA FECHA</text:p>
          </table:table-cell>
          <table:table-cell table:style-name="ce74" table:number-columns-repeated="14"/>
          <table:table-cell table:style-name="ce203" office:value-type="float" office:value="1">
            <text:p>1</text:p>
            <draw:custom-shape table:end-cell-address="BLANCO.Q68" table:end-x="0.416cm" table:end-y="0.396cm" draw:z-index="36" draw:style-name="gr6" draw:text-style-name="P2" svg:width="0.387cm" svg:height="0.342cm" svg:x="0.028cm" svg:y="0.05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03" office:value-type="string">
            <text:p>ä</text:p>
          </table:table-cell>
          <table:table-cell table:style-name="ce74"/>
          <table:table-cell table:style-name="ce253" office:value-type="float" office:value="0" table:number-columns-spanned="9" table:number-rows-spanned="1">
            <text:p>0,00</text:p>
          </table:table-cell>
          <table:covered-table-cell table:number-columns-repeated="7" table:style-name="ce257"/>
          <table:covered-table-cell table:style-name="ce299"/>
          <table:table-cell table:style-name="ce319"/>
          <table:table-cell table:style-name="ce325" table:number-columns-repeated="227"/>
        </table:table-row>
        <table:table-row table:style-name="ro13">
          <table:table-cell table:style-name="ce34" office:value-type="string">
            <text:p>2.</text:p>
          </table:table-cell>
          <table:table-cell table:style-name="ce74" office:value-type="string">
            <text:p>TOTAL REMUNERACIONES PERCIBIDAS HASTA LA FECHA</text:p>
          </table:table-cell>
          <table:table-cell table:style-name="ce74" table:number-columns-repeated="14"/>
          <table:table-cell table:style-name="ce203" office:value-type="float" office:value="2">
            <text:p>2</text:p>
            <draw:custom-shape table:end-cell-address="BLANCO.Q69" table:end-x="0.416cm" table:end-y="0.397cm" draw:z-index="37" draw:style-name="gr6" draw:text-style-name="P2" svg:width="0.387cm" svg:height="0.343cm" svg:x="0.028cm" svg:y="0.05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03" office:value-type="string">
            <text:p>ä</text:p>
          </table:table-cell>
          <table:table-cell table:style-name="ce74"/>
          <table:table-cell table:style-name="ce253" office:value-type="float" office:value="0" table:number-columns-spanned="9" table:number-rows-spanned="1">
            <text:p>0,00</text:p>
          </table:table-cell>
          <table:covered-table-cell table:number-columns-repeated="7" table:style-name="ce257"/>
          <table:covered-table-cell table:style-name="ce299"/>
          <table:table-cell table:style-name="ce319"/>
          <table:table-cell table:style-name="ce325" table:number-columns-repeated="227"/>
        </table:table-row>
        <table:table-row table:style-name="ro7">
          <table:table-cell table:style-name="ce15"/>
          <table:table-cell table:style-name="ce58" table:number-columns-repeated="18"/>
          <table:table-cell table:style-name="ce254" table:number-columns-repeated="8"/>
          <table:table-cell table:style-name="ce309"/>
          <table:table-cell table:style-name="ce315"/>
          <table:table-cell table:style-name="ce46" table:number-columns-repeated="227"/>
        </table:table-row>
        <table:table-row table:style-name="ro17">
          <table:table-cell table:style-name="ce40" office:value-type="string">
            <text:p>DETERMINACION DEL PORCENTAJE <text:s/>K</text:p>
          </table:table-cell>
          <table:table-cell table:style-name="ce79"/>
          <table:table-cell table:style-name="ce74"/>
          <table:table-cell table:style-name="ce74">
            <draw:custom-shape table:end-cell-address="BLANCO.D71" table:end-x="1.271cm" table:end-y="0.607cm" draw:z-index="24" draw:style-name="gr6" draw:text-style-name="P2" svg:width="0.332cm" svg:height="0.263cm" svg:x="0.938cm" svg:y="0.343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table:table-cell>
          <table:table-cell table:style-name="ce103" office:value-type="string">
            <text:p>ä</text:p>
          </table:table-cell>
          <table:table-cell table:style-name="ce119" office:value-type="string" table:number-columns-spanned="3" table:number-rows-spanned="1">
            <text:p>TOTAL <text:s text:c="2"/>I <text:s text:c="2"/>x <text:s text:c="2"/>VALOR <text:s/>U.T. <text:s/>- TOTAL 1<text:span text:style-name="T4"> <text:s text:c="4"/>TOTAL <text:s text:c="2"/>A <text:s/>- <text:s text:c="2"/>TOTAL <text:s text:c="2"/>2</text:span></text:p>
          </table:table-cell>
          <table:covered-table-cell table:number-columns-repeated="2" table:style-name="ce134"/>
          <table:table-cell table:style-name="ce157" office:value-type="string">
            <text:p>x</text:p>
          </table:table-cell>
          <table:table-cell table:style-name="ce157" office:value-type="float" office:value="100">
            <text:p>100</text:p>
          </table:table-cell>
          <table:table-cell table:style-name="ce174" table:formula="oooc:=+[.T59]" office:value-type="float" office:value="0">
            <text:p><text:s/>- </text:p>
          </table:table-cell>
          <table:table-cell table:style-name="ce157"/>
          <table:table-cell table:style-name="ce131"/>
          <table:table-cell table:style-name="ce183" table:formula="oooc:=[.T59]" office:value-type="float" office:value="0" table:number-columns-spanned="2" table:number-rows-spanned="1">
            <text:p><text:s/>- </text:p>
          </table:table-cell>
          <table:covered-table-cell table:style-name="ce190"/>
          <table:table-cell table:style-name="ce183" office:value-type="string" office:string-value="*">
            <text:p>* </text:p>
          </table:table-cell>
          <table:table-cell table:style-name="ce210" table:formula="oooc:=[.I32]" office:value-type="float" office:value="37632" table:number-columns-spanned="3" table:number-rows-spanned="1">
            <text:p>37.632,00</text:p>
          </table:table-cell>
          <table:covered-table-cell table:style-name="ce210"/>
          <table:covered-table-cell table:style-name="ce190"/>
          <table:table-cell table:style-name="ce190" office:value-type="string">
            <text:p>-</text:p>
          </table:table-cell>
          <table:table-cell table:style-name="ce210" table:formula="oooc:=[.T68]" office:value-type="float" office:value="0" table:number-columns-spanned="2" table:number-rows-spanned="1">
            <text:p>0,00</text:p>
          </table:table-cell>
          <table:covered-table-cell table:style-name="ce210"/>
          <table:table-cell table:style-name="ce190" office:value-type="string">
            <text:p>*</text:p>
          </table:table-cell>
          <table:table-cell table:style-name="ce265" office:value-type="float" office:value="100">
            <text:p>100</text:p>
          </table:table-cell>
          <table:table-cell table:style-name="ce268" office:value-type="string">
            <text:p>=</text:p>
          </table:table-cell>
          <table:table-cell table:style-name="ce273" table:formula="oooc:=([.T59]*[.I43]-[.T68])/([.C26]-[.T69])*100" office:value-type="float" office:value="0" table:number-columns-spanned="2" table:number-rows-spanned="1">
            <text:p>#VALUE!</text:p>
          </table:table-cell>
          <table:covered-table-cell table:style-name="ce273"/>
          <table:table-cell table:style-name="ce310" office:value-type="string">
            <text:p>%</text:p>
          </table:table-cell>
          <table:table-cell table:style-name="ce319"/>
          <table:table-cell table:style-name="ce325" table:number-columns-repeated="227"/>
        </table:table-row>
        <table:table-row table:style-name="ro17">
          <table:table-cell table:style-name="ce40"/>
          <table:table-cell table:style-name="ce79"/>
          <table:table-cell table:style-name="ce74" table:number-columns-repeated="2"/>
          <table:table-cell table:style-name="ce104"/>
          <table:table-cell table:style-name="ce119"/>
          <table:table-cell table:style-name="ce134" table:number-columns-repeated="2"/>
          <table:table-cell table:style-name="ce157" table:number-columns-repeated="4"/>
          <table:table-cell table:style-name="ce131"/>
          <table:table-cell table:style-name="ce184" table:formula="oooc:=[.T29]" office:value-type="float" office:value="0" table:number-columns-spanned="4" table:number-rows-spanned="1">
            <text:p><text:s/>- </text:p>
          </table:table-cell>
          <table:covered-table-cell table:style-name="ce191"/>
          <table:covered-table-cell table:style-name="ce184"/>
          <table:covered-table-cell table:style-name="ce191"/>
          <table:table-cell table:style-name="ce191" office:value-type="string">
            <text:p>-</text:p>
          </table:table-cell>
          <table:table-cell table:style-name="ce239" table:formula="oooc:=[.T69]" office:value-type="float" office:value="0" table:number-columns-spanned="4" table:number-rows-spanned="1">
            <text:p>0,00</text:p>
          </table:table-cell>
          <table:covered-table-cell table:number-columns-repeated="3" table:style-name="ce191"/>
          <table:table-cell table:style-name="ce165"/>
          <table:table-cell table:style-name="ce209"/>
          <table:table-cell table:style-name="ce268" table:number-columns-repeated="2"/>
          <table:table-cell table:style-name="ce165"/>
          <table:table-cell table:style-name="ce311"/>
          <table:table-cell table:style-name="ce319"/>
          <table:table-cell table:style-name="ce325" table:number-columns-repeated="227"/>
        </table:table-row>
        <table:table-row table:style-name="ro7">
          <table:table-cell table:style-name="ce41"/>
          <table:table-cell table:style-name="ce80" office:value-type="string" table:number-columns-spanned="7" table:number-rows-spanned="1">
            <text:p>POR LA FRACCION COMPRENDIDA HASTA Bs.</text:p>
          </table:table-cell>
          <table:covered-table-cell table:number-columns-repeated="6" table:style-name="ce80"/>
          <table:table-cell table:style-name="ce80" office:value-type="string" table:number-columns-spanned="5" table:number-rows-spanned="1">
            <text:p>TASA O ALICUOTA</text:p>
          </table:table-cell>
          <table:covered-table-cell table:number-columns-repeated="4" table:style-name="ce80"/>
          <table:table-cell table:style-name="ce185"/>
          <table:table-cell table:style-name="ce192"/>
          <table:table-cell table:style-name="ce80" office:value-type="string" table:number-columns-spanned="6" table:number-rows-spanned="1">
            <text:p><text:s/></text:p>
          </table:table-cell>
          <table:covered-table-cell table:number-columns-repeated="5" table:style-name="ce80"/>
          <table:table-cell table:style-name="ce185"/>
          <table:table-cell table:style-name="ce264" office:value-type="string" table:number-columns-spanned="6" table:number-rows-spanned="1">
            <text:p>SUSTRAENDO EN U.T.</text:p>
          </table:table-cell>
          <table:covered-table-cell table:number-columns-repeated="4" table:style-name="ce80"/>
          <table:covered-table-cell table:style-name="ce264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0" office:value-type="string" office:string-value="  HASTA">
            <text:p><text:s text:c="2"/>HASTA </text:p>
          </table:table-cell>
          <table:table-cell table:style-name="ce135" office:value-type="float" office:value="1000">
            <text:p>1000,00</text:p>
          </table:table-cell>
          <table:table-cell table:style-name="ce58" table:number-columns-repeated="2"/>
          <table:table-cell table:style-name="ce166" office:value-type="percentage" office:value="0.06" table:number-columns-spanned="3" table:number-rows-spanned="1">
            <text:p>6,00%</text:p>
          </table:table-cell>
          <table:covered-table-cell table:number-columns-repeated="2" table:style-name="ce166"/>
          <table:table-cell table:number-columns-repeated="12" table:style-name="ce112" office:value-type="string">
            <text:p>.</text:p>
          </table:table-cell>
          <table:table-cell table:style-name="ce112" office:value-type="string" table:number-columns-spanned="3" table:number-rows-spanned="1">
            <text:p>.</text:p>
          </table:table-cell>
          <table:covered-table-cell table:number-columns-repeated="2"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1000,00 HASTA">
            <text:p>1000,00 HASTA </text:p>
          </table:table-cell>
          <table:table-cell table:style-name="ce135" office:value-type="float" office:value="1500">
            <text:p>1500,00</text:p>
          </table:table-cell>
          <table:table-cell table:style-name="ce58" table:number-columns-repeated="2"/>
          <table:table-cell table:style-name="ce166" office:value-type="percentage" office:value="0.09" table:number-columns-spanned="3" table:number-rows-spanned="1">
            <text:p>9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30" table:number-columns-spanned="2" table:number-rows-spanned="1">
            <text:p>30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1500,00 HASTA">
            <text:p>1500,00 HASTA </text:p>
          </table:table-cell>
          <table:table-cell table:style-name="ce135" office:value-type="float" office:value="2000">
            <text:p>2000,00</text:p>
          </table:table-cell>
          <table:table-cell table:style-name="ce58" table:number-columns-repeated="2"/>
          <table:table-cell table:style-name="ce166" office:value-type="percentage" office:value="0.12" table:number-columns-spanned="3" table:number-rows-spanned="1">
            <text:p>12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75" table:number-columns-spanned="2" table:number-rows-spanned="1">
            <text:p>7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2000,00 HASTA">
            <text:p>2000,00 HASTA </text:p>
          </table:table-cell>
          <table:table-cell table:style-name="ce135" office:value-type="float" office:value="2500">
            <text:p>2500,00</text:p>
          </table:table-cell>
          <table:table-cell table:style-name="ce58" table:number-columns-repeated="2"/>
          <table:table-cell table:style-name="ce166" office:value-type="percentage" office:value="0.16" table:number-columns-spanned="3" table:number-rows-spanned="1">
            <text:p>16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155" table:number-columns-spanned="2" table:number-rows-spanned="1">
            <text:p>15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2500,00 HASTA">
            <text:p>2500,00 HASTA </text:p>
          </table:table-cell>
          <table:table-cell table:style-name="ce135" office:value-type="float" office:value="3000">
            <text:p>3000,00</text:p>
          </table:table-cell>
          <table:table-cell table:style-name="ce58" table:number-columns-repeated="2"/>
          <table:table-cell table:style-name="ce166" office:value-type="percentage" office:value="0.2" table:number-columns-spanned="3" table:number-rows-spanned="1">
            <text:p>20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255" table:number-columns-spanned="2" table:number-rows-spanned="1">
            <text:p>25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3000,00 HASTA">
            <text:p>3000,00 HASTA </text:p>
          </table:table-cell>
          <table:table-cell table:style-name="ce135" office:value-type="float" office:value="4000">
            <text:p>4000,00</text:p>
          </table:table-cell>
          <table:table-cell table:style-name="ce58" table:number-columns-repeated="2"/>
          <table:table-cell table:style-name="ce166" office:value-type="percentage" office:value="0.24" table:number-columns-spanned="3" table:number-rows-spanned="1">
            <text:p>24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375" table:number-columns-spanned="2" table:number-rows-spanned="1">
            <text:p>37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4000,00 HASTA">
            <text:p>4000,00 HASTA </text:p>
          </table:table-cell>
          <table:table-cell table:style-name="ce135" office:value-type="float" office:value="6000">
            <text:p>6000,00</text:p>
          </table:table-cell>
          <table:table-cell table:style-name="ce58" table:number-columns-repeated="2"/>
          <table:table-cell table:style-name="ce166" office:value-type="percentage" office:value="0.29" table:number-columns-spanned="3" table:number-rows-spanned="1">
            <text:p>29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575" table:number-columns-spanned="2" table:number-rows-spanned="1">
            <text:p>57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1"/>
          <table:table-cell table:style-name="ce81" office:value-type="string" office:string-value="POR LA FRACCION QUE EXCEDA DE">
            <text:p>POR LA FRACCION QUE EXCEDA DE </text:p>
          </table:table-cell>
          <table:table-cell table:style-name="ce58"/>
          <table:table-cell table:style-name="ce112" office:value-type="string">
            <text:p>.</text:p>
          </table:table-cell>
          <table:table-cell table:style-name="ce121" office:value-type="string" office:string-value="6000,00 HASTA">
            <text:p>6000,00 HASTA </text:p>
          </table:table-cell>
          <table:table-cell table:style-name="ce135" office:value-type="string">
            <text:p><text:s/></text:p>
          </table:table-cell>
          <table:table-cell table:style-name="ce58" table:number-columns-repeated="2"/>
          <table:table-cell table:style-name="ce166" office:value-type="percentage" office:value="0.34" table:number-columns-spanned="3" table:number-rows-spanned="1">
            <text:p>34,00%</text:p>
          </table:table-cell>
          <table:covered-table-cell table:number-columns-repeated="2" table:style-name="ce166"/>
          <table:table-cell table:number-columns-repeated="13" table:style-name="ce112" office:value-type="string">
            <text:p>.</text:p>
          </table:table-cell>
          <table:table-cell table:style-name="ce274" office:value-type="float" office:value="875" table:number-columns-spanned="2" table:number-rows-spanned="1">
            <text:p>875,0 </text:p>
          </table:table-cell>
          <table:covered-table-cell table:style-name="ce274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42" office:value-type="string">
            <text:p><text:s text:c="2"/><text:span text:style-name="T2">L <text:s text:c="4"/></text:span><text:span text:style-name="T3">CONTRIBUYENTE O SU REPRESENTANTE CONSTANCIA DE ENTREGA DE LA DETERMINACION DEL</text:span></text:p>
          </table:table-cell>
          <table:table-cell table:style-name="ce50"/>
          <table:table-cell table:style-name="ce97" table:number-columns-repeated="2"/>
          <table:table-cell table:style-name="ce113"/>
          <table:table-cell table:style-name="ce50"/>
          <table:table-cell table:style-name="ce136"/>
          <table:table-cell table:style-name="ce144"/>
          <table:table-cell table:style-name="ce158" office:value-type="string">
            <text:p><text:s text:c="2"/>M<text:span text:style-name="T3"> <text:s text:c="4"/>CONSTANCIA DE RECEPCION Y VERIFICACION DE LA INFORMACION POR EL <text:s/>AGENTE DE</text:span></text:p>
          </table:table-cell>
          <table:table-cell table:style-name="ce50" table:number-columns-repeated="18"/>
          <table:table-cell table:style-name="ce308"/>
          <table:table-cell table:style-name="ce315"/>
          <table:table-cell table:style-name="ce46" table:number-columns-repeated="227"/>
        </table:table-row>
        <table:table-row table:style-name="ro7">
          <table:table-cell table:style-name="ce43" office:value-type="string">
            <text:p><text:s text:c="21"/>PORCENTAJE DE RETENCION AL AGENTE DE RETENCION</text:p>
          </table:table-cell>
          <table:table-cell table:style-name="ce58"/>
          <table:table-cell table:style-name="ce81" table:number-columns-repeated="2"/>
          <table:table-cell table:style-name="ce105"/>
          <table:table-cell table:style-name="ce58"/>
          <table:table-cell table:style-name="ce137"/>
          <table:table-cell table:style-name="ce145"/>
          <table:table-cell table:style-name="ce58"/>
          <table:table-cell table:style-name="ce76" office:value-type="string">
            <text:p><text:s text:c="2"/>RETENCION</text:p>
          </table:table-cell>
          <table:table-cell table:style-name="ce58" table:number-columns-repeated="17"/>
          <table:table-cell table:style-name="ce290"/>
          <table:table-cell table:style-name="ce315"/>
          <table:table-cell table:style-name="ce46" table:number-columns-repeated="227"/>
        </table:table-row>
        <table:table-row table:style-name="ro7" table:number-rows-repeated="3">
          <table:table-cell table:style-name="ce15"/>
          <table:table-cell table:style-name="ce58" table:number-columns-repeated="2"/>
          <table:table-cell table:style-name="ce105" table:number-columns-repeated="2"/>
          <table:table-cell table:style-name="ce58" table:number-columns-repeated="2"/>
          <table:table-cell table:style-name="ce145"/>
          <table:table-cell table:style-name="ce58" table:number-columns-repeated="19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15"/>
          <table:table-cell table:style-name="ce82" office:value-type="string">
            <text:p><text:s/></text:p>
          </table:table-cell>
          <table:table-cell table:style-name="ce58" table:number-columns-repeated="2"/>
          <table:table-cell table:style-name="ce114"/>
          <table:table-cell table:style-name="ce58" table:number-columns-repeated="2"/>
          <table:table-cell table:style-name="ce145"/>
          <table:table-cell table:style-name="ce58" table:number-columns-repeated="2"/>
          <table:table-cell table:style-name="ce175" office:value-type="string">
            <text:p><text:s/></text:p>
          </table:table-cell>
          <table:table-cell table:style-name="ce175"/>
          <table:table-cell table:style-name="ce58" table:number-columns-repeated="4"/>
          <table:table-cell table:style-name="ce211"/>
          <table:table-cell table:style-name="ce58" table:number-columns-repeated="10"/>
          <table:table-cell table:style-name="ce290"/>
          <table:table-cell table:style-name="ce315"/>
          <table:table-cell table:style-name="ce46" table:number-columns-repeated="227"/>
        </table:table-row>
        <table:table-row table:style-name="ro7">
          <table:table-cell table:style-name="ce44"/>
          <table:table-cell table:style-name="ce83" office:value-type="string">
            <text:p>LUGAR</text:p>
          </table:table-cell>
          <table:table-cell table:style-name="ce83" table:number-columns-repeated="2"/>
          <table:table-cell table:style-name="ce115" office:value-type="string">
            <text:p>FECHA</text:p>
          </table:table-cell>
          <table:table-cell table:style-name="ce83"/>
          <table:table-cell table:style-name="ce83" office:value-type="string">
            <text:p>FIRMA DEL CONTRIBUYENTE</text:p>
          </table:table-cell>
          <table:table-cell table:style-name="ce146"/>
          <table:table-cell table:style-name="ce83" table:number-columns-repeated="2"/>
          <table:table-cell table:style-name="ce83" office:value-type="string">
            <text:p>LUGAR</text:p>
          </table:table-cell>
          <table:table-cell table:style-name="ce83" table:number-columns-repeated="5"/>
          <table:table-cell table:style-name="ce83" office:value-type="string">
            <text:p>FECHA</text:p>
          </table:table-cell>
          <table:table-cell table:style-name="ce83" table:number-columns-repeated="6"/>
          <table:table-cell table:style-name="ce83" office:value-type="string">
            <text:p>FIRMA</text:p>
          </table:table-cell>
          <table:table-cell table:style-name="ce83" table:number-columns-repeated="3"/>
          <table:table-cell table:style-name="ce312"/>
          <table:table-cell table:style-name="ce321"/>
          <table:table-cell table:style-name="ce327" table:number-columns-repeated="227"/>
        </table:table-row>
        <table:table-row table:style-name="ro7" table:number-rows-repeated="2">
          <table:table-cell table:style-name="ce45" table:number-columns-repeated="7"/>
          <table:table-cell table:style-name="ce58"/>
          <table:table-cell table:style-name="ce45" table:number-columns-repeated="20"/>
          <table:table-cell table:style-name="ce46" table:number-columns-repeated="228"/>
        </table:table-row>
        <table:table-row table:style-name="ro7" table:number-rows-repeated="67">
          <table:table-cell table:style-name="ce45" table:number-columns-repeated="28"/>
          <table:table-cell table:style-name="ce46" table:number-columns-repeated="228"/>
        </table:table-row>
        <table:table-row table:style-name="ro7" table:number-rows-repeated="42">
          <table:table-cell table:style-name="ce46" table:number-columns-repeated="256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charset="x-symbol"/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Bs </number:text>
      <number:number number:decimal-places="0" number:min-integer-digits="1" number:grouping="true"/>
      <number:text> </number:text>
    </number:number-style>
    <number:number-style style:name="N113">
      <number:text>(Bs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Bs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Bs </number:text>
      <number:number number:decimal-places="2" number:min-integer-digits="1" number:grouping="true"/>
      <number:text> </number:text>
    </number:number-style>
    <number:number-style style:name="N116">
      <number:text>(Bs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Bs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Bs </number:text>
      <number:number number:decimal-places="0" number:min-integer-digits="1" number:grouping="true"/>
      <number:text> </number:text>
    </number:number-style>
    <number:number-style style:name="N129P1" style:volatile="true">
      <number:text> Bs (</number:text>
      <number:number number:decimal-places="0" number:min-integer-digits="1" number:grouping="true"/>
      <number:text>)</number:text>
    </number:number-style>
    <number:number-style style:name="N129P2" style:volatile="true">
      <number:text> Bs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Bs </number:text>
      <number:number number:decimal-places="2" number:min-integer-digits="1" number:grouping="true"/>
      <number:text> </number:text>
    </number:number-style>
    <number:number-style style:name="N133P1" style:volatile="true">
      <number:text> Bs (</number:text>
      <number:number number:decimal-places="2" number:min-integer-digits="1" number:grouping="true"/>
      <number:text>)</number:text>
    </number:number-style>
    <number:number-style style:name="N133P2" style:volatile="true">
      <number:text> Bs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-$</number:text>
      <number:number number:decimal-places="0" number:min-integer-digits="1" number:grouping="true"/>
      <number:text> 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-$</number:text>
      <number:number number:decimal-places="2" number:min-integer-digits="1" number:grouping="true"/>
      <number:text> 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1" number:min-integer-digits="1" number:grouping="true"/>
      <number:text> </number:text>
    </number:number-style>
    <number:number-style style:name="N159P1" style:volatile="true">
      <number:text> (</number:text>
      <number:number number:decimal-places="1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number-style style:name="N161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35.571cm" style:num-format="1" style:print-orientation="portrait" fo:margin-top="0.711cm" fo:margin-bottom="0.559cm" fo:margin-left="0.635cm" fo:margin-right="0.711cm" style:first-page-number="continue" style:scale-to="75%" style:table-centering="horizontal" style:writing-mode="lr-tb"/>
      <style:header-style>
        <style:header-footer-properties fo:min-height="0.751cm" fo:margin-left="1.265cm" fo:margin-right="1.189cm" fo:margin-bottom="0cm"/>
      </style:header-style>
      <style:footer-style>
        <style:header-footer-properties fo:min-height="0.751cm" fo:margin-left="1.265cm" fo:margin-right="1.189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3">03/05/2007</text:date>, <text:time>14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NCO" style:display-name="PageStyle_BLANC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NISTERIO DE FINANZAS</meta:initial-creator>
    <meta:creation-date>2002-04-26T15:41:09</meta:creation-date>
    <dc:creator>David Rodriguez</dc:creator>
    <dc:date>2007-05-03T14:57:44</dc:date>
    <meta:print-date>2004-03-10T13:43:54</meta:print-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cell-count="385" meta:object-count="43"/>
  </office:meta>
</office:document-meta>
</file>